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Thumbnails/thumbnail.png" manifest:media-type="image/png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7/styles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/>
    <style:style style:name="ce4" style:family="table-cell" style:parent-style-name="Comma" style:data-style-name="N36"/>
    <style:style style:name="ce5" style:family="table-cell" style:parent-style-name="Percent" style:data-style-name="N13"/>
    <style:style style:name="ce6" style:family="table-cell" style:parent-style-name="Default" style:data-style-name="N36"/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9" style:family="table-cell" style:parent-style-name="Percent" style:data-style-name="N37"/>
    <style:style style:name="ce10" style:family="table-cell" style:parent-style-name="Default" style:data-style-name="N3"/>
    <style:style style:name="ce11" style:family="table-cell" style:parent-style-name="Default" style:data-style-name="N38"/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Comma" style:data-style-name="N35"/>
    <style:style style:name="ce14" style:family="table-cell" style:parent-style-name="Default" style:data-style-name="N39"/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Comma" style:data-style-name="N39">
      <style:table-cell-properties fo:background-color="transparent"/>
    </style:style>
    <style:style style:name="ce17" style:family="table-cell" style:parent-style-name="Comma" style:data-style-name="N39">
      <style:table-cell-properties fo:background-color="transparent"/>
    </style:style>
    <style:style style:name="ce18" style:family="table-cell" style:parent-style-name="Default" style:data-style-name="N0"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11.8797916666667cm" style:use-optimal-column-width="true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1.852083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5.74145833333333cm" style:use-optimal-column-width="true"/>
    </style:style>
    <style:style style:name="co7" style:family="table-column">
      <style:table-column-properties fo:break-before="auto" style:column-width="2.72520833333333cm" style:use-optimal-column-width="true"/>
    </style:style>
    <style:style style:name="co8" style:family="table-column">
      <style:table-column-properties fo:break-before="auto" style:column-width="2.03729166666667cm" style:use-optimal-column-width="true"/>
    </style:style>
    <style:style style:name="co9" style:family="table-column">
      <style:table-column-properties fo:break-before="auto" style:column-width="3.571875cm" style:use-optimal-column-width="true"/>
    </style:style>
    <style:style style:name="co10" style:family="table-column">
      <style:table-column-properties fo:break-before="auto" style:column-width="3.06916666666667cm" style:use-optimal-column-width="true"/>
    </style:style>
    <style:style style:name="co11" style:family="table-column">
      <style:table-column-properties fo:break-before="auto" style:column-width="5.97958333333333cm" style:use-optimal-column-width="true"/>
    </style:style>
    <style:style style:name="co12" style:family="table-column">
      <style:table-column-properties fo:break-before="auto" style:column-width="2.67229166666667cm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2.48708333333333cm"/>
    </style:style>
    <style:style style:name="co15" style:family="table-column">
      <style:table-column-properties fo:break-before="auto" style:column-width="3.04270833333333cm"/>
    </style:style>
    <style:style style:name="co16" style:family="table-column">
      <style:table-column-properties fo:break-before="auto" style:column-width="2.72520833333333cm"/>
    </style:style>
    <style:style style:name="co17" style:family="table-column">
      <style:table-column-properties fo:break-before="auto" style:column-width="2.59291666666667cm" style:use-optimal-column-width="true"/>
    </style:style>
    <style:style style:name="co18" style:family="table-column">
      <style:table-column-properties fo:break-before="auto" style:column-width="7.24958333333333cm"/>
    </style:style>
    <style:style style:name="co19" style:family="table-column">
      <style:table-column-properties fo:break-before="auto" style:column-width="2.27541666666667cm" style:use-optimal-column-width="true"/>
    </style:style>
    <style:style style:name="co20" style:family="table-column">
      <style:table-column-properties fo:break-before="auto" style:column-width="3.6512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ure_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style-name="ce2"/>
          <table:table-cell office:value-type="string" table:style-name="ce7">
            <text:p>Title: Top humanitarian donors to Ethiopia, 2015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table:style-name="ce2"/>
          <table:table-cell office:value-type="string" table:style-name="ce7">
            <text:p>Source: Development Initiatives based on UN OCHA FTS data</text:p>
          </table:table-cell>
          <table:table-cell table:style-name="ce2"/>
          <table:table-cell table:number-columns-repeated="16381" table:style-name="ce1"/>
        </table:table-row>
        <table:table-row table:number-rows-repeated="2" table:style-name="ro1">
          <table:table-cell table:number-columns-repeated="16384" table:style-name="ce7"/>
        </table:table-row>
        <table:table-row table:style-name="ro1">
          <table:table-cell table:style-name="ce2"/>
          <table:table-cell office:value-type="string" table:style-name="ce1">
            <text:p>Sum of USD committed/contributed</text:p>
          </table:table-cell>
          <table:table-cell table:style-name="ce2"/>
          <table:table-cell table:number-columns-repeated="2" table:style-name="ce1"/>
          <table:table-cell table:style-name="ce1">
            <draw:frame xmlns:presentation="urn:oasis:names:tc:opendocument:xmlns:presentation:1.0" draw:z-index="1" draw:id="id0" draw:style-name="a0" draw:name="Chart 1" svg:x="0.4375in" svg:y="0.09375in" svg:width="6.79167in" svg:height="3.10417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1">
            <text:p>Donor</text:p>
          </table:table-cell>
          <table:table-cell table:style-name="ce2"/>
          <table:table-cell office:value-type="string" table:style-name="ce1">
            <text:p>Total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US</text:p>
          </table:table-cell>
          <table:table-cell office:value-type="float" office:value="152.771323" table:style-name="ce4">
            <text:p><text:s/>152.8<text:s/></text:p>
          </table:table-cell>
          <table:table-cell office:value-type="float" office:value="152771323" table:style-name="ce1">
            <text:p>152771323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ECHO</text:p>
          </table:table-cell>
          <table:table-cell office:value-type="float" office:value="29.60379" table:style-name="ce4">
            <text:p><text:s/>29.6<text:s/></text:p>
          </table:table-cell>
          <table:table-cell office:value-type="float" office:value="29603790" table:style-name="ce1">
            <text:p>29603790</text:p>
          </table:table-cell>
          <table:table-cell table:number-columns-repeated="16380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1">
            <text:p>UK</text:p>
          </table:table-cell>
          <table:table-cell office:value-type="float" office:value="19.022043" table:style-name="ce4">
            <text:p><text:s/>19.0<text:s/></text:p>
          </table:table-cell>
          <table:table-cell office:value-type="float" office:value="19022043" table:style-name="ce1">
            <text:p>19022043</text:p>
          </table:table-cell>
          <table:table-cell table:number-columns-repeated="16380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1">
            <text:p>Private</text:p>
          </table:table-cell>
          <table:table-cell office:value-type="float" office:value="15.413376" table:style-name="ce4">
            <text:p><text:s/>15.4<text:s/></text:p>
          </table:table-cell>
          <table:table-cell office:value-type="float" office:value="15413376" table:style-name="ce1">
            <text:p>15413376</text:p>
          </table:table-cell>
          <table:table-cell table:number-columns-repeated="16380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string" table:style-name="ce1">
            <text:p>Canada</text:p>
          </table:table-cell>
          <table:table-cell office:value-type="float" office:value="12.443125" table:style-name="ce4">
            <text:p><text:s/>12.4<text:s/></text:p>
          </table:table-cell>
          <table:table-cell office:value-type="float" office:value="12443125" table:style-name="ce1">
            <text:p>12443125</text:p>
          </table:table-cell>
          <table:table-cell table:number-columns-repeated="16380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string" table:style-name="ce1">
            <text:p>CERF</text:p>
          </table:table-cell>
          <table:table-cell office:value-type="float" office:value="10.466678999999999" table:style-name="ce4">
            <text:p><text:s/>10.5<text:s/></text:p>
          </table:table-cell>
          <table:table-cell office:value-type="float" office:value="10466679" table:style-name="ce1">
            <text:p>10466679</text:p>
          </table:table-cell>
          <table:table-cell table:number-columns-repeated="16380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string" table:style-name="ce1">
            <text:p>Japan</text:p>
          </table:table-cell>
          <table:table-cell office:value-type="float" office:value="7.8387589999999996" table:style-name="ce4">
            <text:p><text:s/>7.8<text:s/></text:p>
          </table:table-cell>
          <table:table-cell office:value-type="float" office:value="7838759" table:style-name="ce1">
            <text:p>7838759</text:p>
          </table:table-cell>
          <table:table-cell table:number-columns-repeated="16380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string" table:style-name="ce1">
            <text:p>Sweden</text:p>
          </table:table-cell>
          <table:table-cell office:value-type="float" office:value="5.9813090000000004" table:style-name="ce4">
            <text:p><text:s/>6.0<text:s/></text:p>
          </table:table-cell>
          <table:table-cell office:value-type="float" office:value="5981309" table:style-name="ce1">
            <text:p>5981309</text:p>
          </table:table-cell>
          <table:table-cell table:number-columns-repeated="16380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string" table:style-name="ce1">
            <text:p>Switzerland</text:p>
          </table:table-cell>
          <table:table-cell office:value-type="float" office:value="4.098732" table:style-name="ce4">
            <text:p><text:s/>4.1<text:s/></text:p>
          </table:table-cell>
          <table:table-cell office:value-type="float" office:value="4098732" table:style-name="ce1">
            <text:p>4098732</text:p>
          </table:table-cell>
          <table:table-cell table:number-columns-repeated="16380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string" table:style-name="ce1">
            <text:p>World Food Programme</text:p>
          </table:table-cell>
          <table:table-cell office:value-type="float" office:value="3.2873749999999999" table:style-name="ce4">
            <text:p><text:s/>3.3<text:s/></text:p>
          </table:table-cell>
          <table:table-cell office:value-type="float" office:value="3287375" table:style-name="ce1">
            <text:p>3287375</text:p>
          </table:table-cell>
          <table:table-cell table:number-columns-repeated="16380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string" table:style-name="ce1">
            <text:p>Ireland</text:p>
          </table:table-cell>
          <table:table-cell office:value-type="float" office:value="2.6716899999999999" table:style-name="ce4">
            <text:p><text:s/>2.7<text:s/></text:p>
          </table:table-cell>
          <table:table-cell office:value-type="float" office:value="2671690" table:style-name="ce1">
            <text:p>2671690</text:p>
          </table:table-cell>
          <table:table-cell table:number-columns-repeated="16380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string" table:style-name="ce1">
            <text:p>Emergency Response Fund (OCHA)</text:p>
          </table:table-cell>
          <table:table-cell office:value-type="float" office:value="2.4997530000000001" table:style-name="ce4">
            <text:p><text:s/>2.5<text:s/></text:p>
          </table:table-cell>
          <table:table-cell office:value-type="float" office:value="2499753" table:style-name="ce1">
            <text:p>2499753</text:p>
          </table:table-cell>
          <table:table-cell table:number-columns-repeated="16380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string" table:style-name="ce1">
            <text:p>Allocation of unearmarked funds by UNHCR</text:p>
          </table:table-cell>
          <table:table-cell office:value-type="float" office:value="1.8608469999999999" table:style-name="ce4">
            <text:p><text:s/>1.9<text:s/></text:p>
          </table:table-cell>
          <table:table-cell office:value-type="float" office:value="1860847" table:style-name="ce1">
            <text:p>1860847</text:p>
          </table:table-cell>
          <table:table-cell table:number-columns-repeated="16380"/>
        </table:table-row>
        <table:table-row table:style-name="ro1">
          <table:table-cell office:value-type="float" office:value="14" table:style-name="ce7">
            <text:p>14</text:p>
          </table:table-cell>
          <table:table-cell office:value-type="string" table:style-name="ce1">
            <text:p>Germany</text:p>
          </table:table-cell>
          <table:table-cell office:value-type="float" office:value="1.856087" table:style-name="ce4">
            <text:p><text:s/>1.9<text:s/></text:p>
          </table:table-cell>
          <table:table-cell office:value-type="float" office:value="1856087" table:style-name="ce1">
            <text:p>1856087</text:p>
          </table:table-cell>
          <table:table-cell table:number-columns-repeated="16380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string" table:style-name="ce1">
            <text:p>Finland</text:p>
          </table:table-cell>
          <table:table-cell office:value-type="float" office:value="1.0834239999999999" table:style-name="ce4">
            <text:p><text:s/>1.1<text:s/></text:p>
          </table:table-cell>
          <table:table-cell office:value-type="float" office:value="1083424" table:style-name="ce1">
            <text:p>1083424</text:p>
          </table:table-cell>
          <table:table-cell table:number-columns-repeated="16380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string" table:style-name="ce1">
            <text:p>Denmark</text:p>
          </table:table-cell>
          <table:table-cell office:value-type="float" office:value="0.77866000000000002" table:style-name="ce4">
            <text:p><text:s/>0.8<text:s/></text:p>
          </table:table-cell>
          <table:table-cell office:value-type="float" office:value="778660" table:style-name="ce1">
            <text:p>778660</text:p>
          </table:table-cell>
          <table:table-cell table:number-columns-repeated="16380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string" table:style-name="ce1">
            <text:p>Italy</text:p>
          </table:table-cell>
          <table:table-cell office:value-type="float" office:value="0.63090599999999997" table:style-name="ce4">
            <text:p><text:s/>0.6<text:s/></text:p>
          </table:table-cell>
          <table:table-cell office:value-type="float" office:value="630906" table:style-name="ce1">
            <text:p>630906</text:p>
          </table:table-cell>
          <table:table-cell table:number-columns-repeated="16380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string" table:style-name="ce1">
            <text:p>France</text:p>
          </table:table-cell>
          <table:table-cell office:value-type="float" office:value="0.39682499999999998" table:style-name="ce4">
            <text:p><text:s/>0.4<text:s/></text:p>
          </table:table-cell>
          <table:table-cell office:value-type="float" office:value="396825" table:style-name="ce1">
            <text:p>396825</text:p>
          </table:table-cell>
          <table:table-cell table:number-columns-repeated="16380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string" table:style-name="ce1">
            <text:p>Qatar</text:p>
          </table:table-cell>
          <table:table-cell office:value-type="float" office:value="0.06" table:style-name="ce4">
            <text:p><text:s/>0.1<text:s/></text:p>
          </table:table-cell>
          <table:table-cell office:value-type="float" office:value="60000" table:style-name="ce1">
            <text:p>60000</text:p>
          </table:table-cell>
          <table:table-cell table:number-columns-repeated="16380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string" table:style-name="ce1">
            <text:p>Carry-over (donors not specified)</text:p>
          </table:table-cell>
          <table:table-cell office:value-type="float" office:value="31.670477999999999" table:style-name="ce4">
            <text:p><text:s/>31.7<text:s/></text:p>
          </table:table-cell>
          <table:table-cell office:value-type="float" office:value="31670478" table:style-name="ce1">
            <text:p>31670478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1">
            <text:p>Grand Total</text:p>
          </table:table-cell>
          <table:table-cell office:value-type="float" office:value="304.435181" table:style-name="ce4">
            <text:p><text:s/>304.4<text:s/></text:p>
          </table:table-cell>
          <table:table-cell office:value-type="float" office:value="304435181" table:style-name="ce1">
            <text:p>30443518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8">
            <text:p>* 'Private (individuals &amp; organisations)' renamed to 'Private'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table:style-name="ce2"/>
          <table:table-cell table:style-name="ce1"/>
          <table:table-cell table:style-name="ce5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style-name="ce1"/>
          <table:table-cell table:style-name="ce6"/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5"/>
          <table:table-cell table:number-columns-repeated="16381"/>
        </table:table-row>
        <table:table-row table:number-rows-repeated="1048543" table:style-name="ro1">
          <table:table-cell table:number-columns-repeated="16384"/>
        </table:table-row>
      </table:table>
      <table:table table:name="Figure_2" table:style-name="ta1">
        <table:table-column table:style-name="co6" table:default-cell-style-name="ce1"/>
        <table:table-column table:style-name="co7" table:default-cell-style-name="ce1"/>
        <table:table-column table:style-name="co4" table:number-columns-repeated="4" table:default-cell-style-name="ce1"/>
        <table:table-column table:style-name="co8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7">
            <text:p>Title: Contributions to the Gambella region and for displaced populations elsewhere in Ethiopia, 2014–2015<text:s text:c="2"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Source: Development Initiatives based on UN OCHA FTS dat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1">
            <draw:frame xmlns:presentation="urn:oasis:names:tc:opendocument:xmlns:presentation:1.0" draw:z-index="1" draw:id="id1" draw:style-name="a1" draw:name="Chart 2" svg:x="0.48958in" svg:y="0.11458in" svg:width="5in" svg:height="3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Regional marker</text:p>
          </table:table-cell>
          <table:table-cell office:value-type="float" office:value="2014" table:style-name="ce3">
            <text:p>2014</text:p>
          </table:table-cell>
          <table:table-cell office:value-type="float" office:value="2015" table:style-name="ce3">
            <text:p>2015</text:p>
          </table:table-cell>
          <table:table-cell office:value-type="string" table:style-name="ce1">
            <text:p>Grand Tot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Gambella - non-displacement related</text:p>
          </table:table-cell>
          <table:table-cell office:value-type="float" office:value="3.1473339999999999" table:style-name="ce3">
            <text:p>3.147334</text:p>
          </table:table-cell>
          <table:table-cell office:value-type="float" office:value="1.4728730000000001" table:style-name="ce3">
            <text:p>1.472873</text:p>
          </table:table-cell>
          <table:table-cell office:value-type="float" office:value="8.2840000000000007" table:style-name="ce1">
            <text:p>8.28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Refugees and IDPs in Ethiopia (not including Gambella)</text:p>
          </table:table-cell>
          <table:table-cell office:value-type="float" office:value="181.13202300000003" table:style-name="ce3">
            <text:p>181.132023</text:p>
          </table:table-cell>
          <table:table-cell office:value-type="float" office:value="67.366028999999997" table:style-name="ce3">
            <text:p>67.366029</text:p>
          </table:table-cell>
          <table:table-cell office:value-type="float" office:value="703.18859199999997" table:style-name="ce1">
            <text:p>703.18859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Refugees and IDPs in Gambella</text:p>
          </table:table-cell>
          <table:table-cell office:value-type="float" office:value="16.721530999999999" table:style-name="ce3">
            <text:p>16.721531</text:p>
          </table:table-cell>
          <table:table-cell office:value-type="float" office:value="9.6695089999999997" table:style-name="ce3">
            <text:p>9.669509</text:p>
          </table:table-cell>
          <table:table-cell office:value-type="float" office:value="26.900709000000003" table:style-name="ce1">
            <text:p>26.900709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3"/>
          <table:table-cell table:number-columns-repeated="16381" table:style-name="ce1"/>
        </table:table-row>
        <table:table-row table:number-rows-repeated="3" table:style-name="ro1">
          <table:table-cell table:number-columns-repeated="7" table:style-name="ce3"/>
          <table:table-cell table:number-columns-repeated="16377"/>
        </table:table-row>
        <table:table-row table:number-rows-repeated="2" table:style-name="ro1">
          <table:table-cell table:style-name="ce3"/>
          <table:table-cell table:number-columns-repeated="5" table:style-name="ce4"/>
          <table:table-cell table:style-name="ce3"/>
          <table:table-cell table:number-columns-repeated="16377"/>
        </table:table-row>
        <table:table-row table:style-name="ro1">
          <table:table-cell table:style-name="ce1"/>
          <table:table-cell table:number-columns-repeated="5" table:style-name="ce6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5"/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  <table:table table:name="Figure_3" table:style-name="ta2">
        <table:table-column table:style-name="co6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7">
            <text:p>Title: Humanitarian assistance to Ethiopia by funding channel, 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Source: Development Initiatives based on UN OCHA FTS data</text:p>
          </table:table-cell>
          <table:table-cell table:number-columns-repeated="16383" table:style-name="ce1"/>
        </table:table-row>
        <table:table-row table:style-name="ro1">
          <table:table-cell table:number-columns-repeated="4" table:style-name="ce1"/>
          <table:table-cell table:style-name="ce1">
            <draw:frame xmlns:presentation="urn:oasis:names:tc:opendocument:xmlns:presentation:1.0" draw:z-index="1" draw:id="id2" draw:style-name="a2" draw:name="Chart 1" svg:x="0.38542in" svg:y="0.16667in" svg:width="4.375in" svg:height="4.3125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15" table:style-name="ce7"/>
          <table:table-cell table:number-columns-repeated="16369"/>
        </table:table-row>
        <table:table-row table:style-name="ro1">
          <table:table-cell office:value-type="string" table:style-name="ce7">
            <text:p>Appealing Agency <text:s/>type</text:p>
          </table:table-cell>
          <table:table-cell office:value-type="string" table:style-name="ce7">
            <text:p>US$m</text:p>
          </table:table-cell>
          <table:table-cell office:value-type="string" table:style-name="ce7">
            <text:p>Total</text:p>
          </table:table-cell>
          <table:table-cell table:number-columns-repeated="12" table:style-name="ce7"/>
          <table:table-cell table:number-columns-repeated="16369"/>
        </table:table-row>
        <table:table-row table:style-name="ro1">
          <table:table-cell office:value-type="string" table:style-name="ce7">
            <text:p>Government of Ethiopia</text:p>
          </table:table-cell>
          <table:table-cell office:value-type="float" office:value="8.7146000000000001E-2" table:style-name="ce4">
            <text:p><text:s/>0.1<text:s/></text:p>
          </table:table-cell>
          <table:table-cell office:value-type="float" office:value="241872" table:style-name="ce7">
            <text:p>241872</text:p>
          </table:table-cell>
          <table:table-cell office:value-type="percentage" office:value="2.8625469537963815E-4" table:formula="msoxl:=B8/$B$15" table:style-name="ce9">
            <text:p>0.0%</text:p>
          </table:table-cell>
          <table:table-cell table:number-columns-repeated="11" table:style-name="ce7"/>
          <table:table-cell table:number-columns-repeated="16369"/>
        </table:table-row>
        <table:table-row table:style-name="ro1">
          <table:table-cell office:value-type="string" table:style-name="ce7">
            <text:p>Other government<text:s/></text:p>
          </table:table-cell>
          <table:table-cell office:value-type="float" office:value="0.154726" table:style-name="ce4">
            <text:p><text:s/>0.2<text:s/></text:p>
          </table:table-cell>
          <table:table-cell table:style-name="ce7"/>
          <table:table-cell office:value-type="percentage" office:value="5.0823955198528784E-4" table:formula="msoxl:=B9/$B$15" table:style-name="ce9">
            <text:p>0.1%</text:p>
          </table:table-cell>
          <table:table-cell table:number-columns-repeated="11" table:style-name="ce7"/>
          <table:table-cell table:number-columns-repeated="16369"/>
        </table:table-row>
        <table:table-row table:style-name="ro1">
          <table:table-cell office:value-type="string" table:style-name="ce7">
            <text:p>NGOs</text:p>
          </table:table-cell>
          <table:table-cell office:value-type="float" office:value="83.694395" table:style-name="ce4">
            <text:p><text:s/>83.7<text:s/></text:p>
          </table:table-cell>
          <table:table-cell office:value-type="float" office:value="83694395" table:style-name="ce7">
            <text:p>83694395</text:p>
          </table:table-cell>
          <table:table-cell office:value-type="percentage" office:value="0.27491696171606395" table:formula="msoxl:=B10/$B$15" table:style-name="ce9">
            <text:p>27.5%</text:p>
          </table:table-cell>
          <table:table-cell table:number-columns-repeated="11" table:style-name="ce7"/>
          <table:table-cell table:number-columns-repeated="16369"/>
        </table:table-row>
        <table:table-row table:style-name="ro1">
          <table:table-cell office:value-type="string" table:style-name="ce7">
            <text:p>Other</text:p>
          </table:table-cell>
          <table:table-cell office:value-type="float" office:value="0.82254099999999997" table:style-name="ce4">
            <text:p><text:s/>0.8<text:s/></text:p>
          </table:table-cell>
          <table:table-cell office:value-type="float" office:value="822541" table:style-name="ce7">
            <text:p>822541</text:p>
          </table:table-cell>
          <table:table-cell office:value-type="percentage" office:value="2.7018592177754908E-3" table:formula="msoxl:=B11/$B$15" table:style-name="ce9">
            <text:p>0.3%</text:p>
          </table:table-cell>
          <table:table-cell table:number-columns-repeated="11" table:style-name="ce7"/>
          <table:table-cell table:number-columns-repeated="16369"/>
        </table:table-row>
        <table:table-row table:style-name="ro1">
          <table:table-cell office:value-type="string" table:style-name="ce7">
            <text:p>RCRC</text:p>
          </table:table-cell>
          <table:table-cell office:value-type="float" office:value="3.7974209999999999" table:style-name="ce4">
            <text:p><text:s/>3.8<text:s/></text:p>
          </table:table-cell>
          <table:table-cell office:value-type="float" office:value="3797421" table:style-name="ce7">
            <text:p>3797421</text:p>
          </table:table-cell>
          <table:table-cell office:value-type="percentage" office:value="1.247366019763662E-2" table:formula="msoxl:=B12/$B$15" table:style-name="ce9">
            <text:p>1.2%</text:p>
          </table:table-cell>
          <table:table-cell table:number-columns-repeated="11" table:style-name="ce7"/>
          <table:table-cell table:number-columns-repeated="16369"/>
        </table:table-row>
        <table:table-row table:style-name="ro1">
          <table:table-cell office:value-type="string" table:style-name="ce7">
            <text:p>UNHCR</text:p>
          </table:table-cell>
          <table:table-cell office:value-type="float" office:value="93.093110999999993" table:style-name="ce4">
            <text:p><text:s/>93.1<text:s/></text:p>
          </table:table-cell>
          <table:table-cell office:value-type="float" office:value="93093111" table:style-name="ce7">
            <text:p>93093111</text:p>
          </table:table-cell>
          <table:table-cell office:value-type="percentage" office:value="0.30578959597971034" table:formula="msoxl:=B13/$B$15" table:style-name="ce9">
            <text:p>30.6%</text:p>
          </table:table-cell>
          <table:table-cell table:number-columns-repeated="11" table:style-name="ce7"/>
          <table:table-cell table:number-columns-repeated="16369"/>
        </table:table-row>
        <table:table-row table:style-name="ro1">
          <table:table-cell office:value-type="string" table:style-name="ce7">
            <text:p>Multilateral Agencies (not including UNHCR)</text:p>
          </table:table-cell>
          <table:table-cell office:value-type="float" office:value="122.785841" table:style-name="ce4">
            <text:p><text:s/>122.8<text:s/></text:p>
          </table:table-cell>
          <table:table-cell office:value-type="float" office:value="122785841" table:formula="msoxl:=215878952-C13" table:style-name="ce7">
            <text:p>122785841</text:p>
          </table:table-cell>
          <table:table-cell office:value-type="percentage" office:value="0.40332342864144866" table:formula="msoxl:=B14/$B$15" table:style-name="ce9">
            <text:p>40.3%</text:p>
          </table:table-cell>
          <table:table-cell table:number-columns-repeated="11" table:style-name="ce7"/>
          <table:table-cell table:number-columns-repeated="16369"/>
        </table:table-row>
        <table:table-row table:style-name="ro1">
          <table:table-cell office:value-type="string" table:style-name="ce7">
            <text:p>Grand Total</text:p>
          </table:table-cell>
          <table:table-cell office:value-type="float" office:value="304.435181" table:formula="msoxl:=C15/1000000" table:style-name="ce7">
            <text:p>304.435181</text:p>
          </table:table-cell>
          <table:table-cell office:value-type="float" office:value="304435181" table:style-name="ce7">
            <text:p>304435181</text:p>
          </table:table-cell>
          <table:table-cell office:value-type="percentage" office:value="1" table:formula="msoxl:=B15/$B$15" table:style-name="ce9">
            <text:p>100.0%</text:p>
          </table:table-cell>
          <table:table-cell table:number-columns-repeated="11" table:style-name="ce7"/>
          <table:table-cell table:number-columns-repeated="16369"/>
        </table:table-row>
        <table:table-row table:number-rows-repeated="16" table:style-name="ro1">
          <table:table-cell table:number-columns-repeated="15" table:style-name="ce7"/>
          <table:table-cell table:number-columns-repeated="16369"/>
        </table:table-row>
        <table:table-row table:style-name="ro1">
          <table:table-cell table:style-name="ce10"/>
          <table:table-cell table:number-columns-repeated="14" table:style-name="ce7"/>
          <table:table-cell table:number-columns-repeated="16369"/>
        </table:table-row>
        <table:table-row table:style-name="ro1">
          <table:table-cell table:style-name="ce11"/>
          <table:table-cell table:number-columns-repeated="14" table:style-name="ce7"/>
          <table:table-cell table:number-columns-repeated="16369"/>
        </table:table-row>
        <table:table-row table:number-rows-repeated="16" table:style-name="ro1">
          <table:table-cell table:number-columns-repeated="15" table:style-name="ce7"/>
          <table:table-cell table:number-columns-repeated="16369"/>
        </table:table-row>
        <table:table-row table:number-rows-repeated="1048527" table:style-name="ro1">
          <table:table-cell table:number-columns-repeated="16384"/>
        </table:table-row>
      </table:table>
      <table:table table:name="Figure_4" table:style-name="ta1">
        <table:table-column table:style-name="co11" table:default-cell-style-name="ce1"/>
        <table:table-column table:style-name="co12" table:default-cell-style-name="ce2"/>
        <table:table-column table:style-name="co13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7">
            <text:p>Title: Appeals and response plans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7">
            <text:p>Source: Development Initiatives based on UN OCHA FTS data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8" table:style-name="ce7"/>
          <table:table-cell table:number-columns-repeated="16366"/>
        </table:table-row>
        <table:table-row table:style-name="ro1">
          <table:table-cell table:number-columns-repeated="5" table:style-name="ce7"/>
          <table:table-cell table:style-name="ce7">
            <draw:frame xmlns:presentation="urn:oasis:names:tc:opendocument:xmlns:presentation:1.0" draw:z-index="1" draw:id="id3" draw:style-name="a3" draw:name="Chart 1" svg:x="0.3125in" svg:y="0.13542in" svg:width="6.14583in" svg:height="4.375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2" table:style-name="ce7"/>
          <table:table-cell table:number-columns-repeated="16366"/>
        </table:table-row>
        <table:table-row table:number-rows-repeated="2" table:style-name="ro1">
          <table:table-cell table:number-columns-repeated="18" table:style-name="ce7"/>
          <table:table-cell table:number-columns-repeated="16366"/>
        </table:table-row>
        <table:table-row table:style-name="ro1">
          <table:table-cell office:value-type="string" table:style-name="ce7">
            <text:p>Destination Country</text:p>
          </table:table-cell>
          <table:table-cell office:value-type="string" table:style-name="ce7">
            <text:p>South Sudan Regional Refugee Response Plan (Ethiopia, Kenya, Sudan and Uganda) 2014</text:p>
          </table:table-cell>
          <table:table-cell office:value-type="string" table:style-name="ce7">
            <text:p>South Sudan regional refugee response plan 2015 (Ethiopia, Kenya, Uganda components)</text:p>
          </table:table-cell>
          <table:table-cell office:value-type="string" table:style-name="ce7">
            <text:p>Grand Total</text:p>
          </table:table-cell>
          <table:table-cell table:number-columns-repeated="14" table:style-name="ce7"/>
          <table:table-cell table:number-columns-repeated="16366"/>
        </table:table-row>
        <table:table-row table:style-name="ro1">
          <table:table-cell office:value-type="string" table:style-name="ce7">
            <text:p>Ethiopia</text:p>
          </table:table-cell>
          <table:table-cell office:value-type="float" office:value="119139423" table:style-name="ce7">
            <text:p>119139423</text:p>
          </table:table-cell>
          <table:table-cell office:value-type="float" office:value="51724600" table:style-name="ce7">
            <text:p>51724600</text:p>
          </table:table-cell>
          <table:table-cell office:value-type="float" office:value="170864023" table:style-name="ce7">
            <text:p>170864023</text:p>
          </table:table-cell>
          <table:table-cell table:number-columns-repeated="14" table:style-name="ce7"/>
          <table:table-cell table:number-columns-repeated="16366"/>
        </table:table-row>
        <table:table-row table:style-name="ro1">
          <table:table-cell office:value-type="string" table:style-name="ce7">
            <text:p>Kenya</text:p>
          </table:table-cell>
          <table:table-cell office:value-type="float" office:value="54756475" table:style-name="ce7">
            <text:p>54756475</text:p>
          </table:table-cell>
          <table:table-cell office:value-type="float" office:value="11676224" table:style-name="ce7">
            <text:p>11676224</text:p>
          </table:table-cell>
          <table:table-cell office:value-type="float" office:value="66432699" table:style-name="ce7">
            <text:p>66432699</text:p>
          </table:table-cell>
          <table:table-cell table:number-columns-repeated="14" table:style-name="ce7"/>
          <table:table-cell table:number-columns-repeated="16366"/>
        </table:table-row>
        <table:table-row table:style-name="ro1">
          <table:table-cell office:value-type="string" table:style-name="ce7">
            <text:p>Region</text:p>
          </table:table-cell>
          <table:table-cell office:value-type="float" office:value="39250771" table:style-name="ce7">
            <text:p>39250771</text:p>
          </table:table-cell>
          <table:table-cell office:value-type="float" office:value="-1902172" table:style-name="ce7">
            <text:p>-1902172</text:p>
          </table:table-cell>
          <table:table-cell office:value-type="float" office:value="37348599" table:style-name="ce7">
            <text:p>37348599</text:p>
          </table:table-cell>
          <table:table-cell table:number-columns-repeated="14" table:style-name="ce7"/>
          <table:table-cell table:number-columns-repeated="16366"/>
        </table:table-row>
        <table:table-row table:style-name="ro1">
          <table:table-cell office:value-type="string" table:style-name="ce7">
            <text:p>Sudan</text:p>
          </table:table-cell>
          <table:table-cell office:value-type="float" office:value="29367921" table:style-name="ce7">
            <text:p>29367921</text:p>
          </table:table-cell>
          <table:table-cell table:style-name="ce7"/>
          <table:table-cell office:value-type="float" office:value="29367921" table:style-name="ce7">
            <text:p>29367921</text:p>
          </table:table-cell>
          <table:table-cell table:number-columns-repeated="14" table:style-name="ce7"/>
          <table:table-cell table:number-columns-repeated="16366"/>
        </table:table-row>
        <table:table-row table:style-name="ro1">
          <table:table-cell office:value-type="string" table:style-name="ce7">
            <text:p>Uganda</text:p>
          </table:table-cell>
          <table:table-cell office:value-type="float" office:value="113128443" table:style-name="ce7">
            <text:p>113128443</text:p>
          </table:table-cell>
          <table:table-cell office:value-type="float" office:value="29703696" table:style-name="ce7">
            <text:p>29703696</text:p>
          </table:table-cell>
          <table:table-cell office:value-type="float" office:value="142832139" table:style-name="ce7">
            <text:p>142832139</text:p>
          </table:table-cell>
          <table:table-cell table:number-columns-repeated="14" table:style-name="ce7"/>
          <table:table-cell table:number-columns-repeated="16366"/>
        </table:table-row>
        <table:table-row table:style-name="ro1">
          <table:table-cell office:value-type="string" table:style-name="ce7">
            <text:p>Grand Total</text:p>
          </table:table-cell>
          <table:table-cell office:value-type="float" office:value="355643033" table:style-name="ce7">
            <text:p>355643033</text:p>
          </table:table-cell>
          <table:table-cell office:value-type="float" office:value="91202348" table:style-name="ce7">
            <text:p>91202348</text:p>
          </table:table-cell>
          <table:table-cell office:value-type="float" office:value="446845381" table:style-name="ce7">
            <text:p>446845381</text:p>
          </table:table-cell>
          <table:table-cell table:number-columns-repeated="14" table:style-name="ce7"/>
          <table:table-cell table:number-columns-repeated="16366"/>
        </table:table-row>
        <table:table-row table:number-rows-repeated="4" table:style-name="ro1">
          <table:table-cell table:number-columns-repeated="18" table:style-name="ce7"/>
          <table:table-cell table:number-columns-repeated="16366"/>
        </table:table-row>
        <table:table-row table:style-name="ro1">
          <table:table-cell office:value-type="string" table:style-name="ce7">
            <text:p>Destination Country</text:p>
          </table:table-cell>
          <table:table-cell office:value-type="string" table:style-name="ce7">
            <text:p>South Sudan RRP 2014<text:s/></text:p>
          </table:table-cell>
          <table:table-cell office:value-type="string" table:style-name="ce7">
            <text:p>South Sudan RRP 2015<text:s/></text:p>
          </table:table-cell>
          <table:table-cell office:value-type="string" table:style-name="ce7">
            <text:p>Grand Total</text:p>
          </table:table-cell>
          <table:table-cell table:number-columns-repeated="14" table:style-name="ce7"/>
          <table:table-cell table:number-columns-repeated="16366"/>
        </table:table-row>
        <table:table-row table:style-name="ro1">
          <table:table-cell office:value-type="string" table:style-name="ce7">
            <text:p>Ethiopia</text:p>
          </table:table-cell>
          <table:table-cell office:value-type="float" office:value="119.13942299999999" table:formula="msoxl:=B9/1000000" table:style-name="ce4">
            <text:p><text:s/>119.1<text:s/></text:p>
          </table:table-cell>
          <table:table-cell office:value-type="float" office:value="51.724600000000002" table:formula="msoxl:=C9/1000000" table:style-name="ce4">
            <text:p><text:s/>51.7<text:s/></text:p>
          </table:table-cell>
          <table:table-cell office:value-type="float" office:value="170.864023" table:formula="msoxl:=D9/1000000" table:style-name="ce7">
            <text:p>170.864023</text:p>
          </table:table-cell>
          <table:table-cell table:number-columns-repeated="14" table:style-name="ce7"/>
          <table:table-cell table:number-columns-repeated="16366"/>
        </table:table-row>
        <table:table-row table:style-name="ro1">
          <table:table-cell office:value-type="string" table:style-name="ce7">
            <text:p>Kenya</text:p>
          </table:table-cell>
          <table:table-cell office:value-type="float" office:value="54.756475000000002" table:formula="msoxl:=B10/1000000" table:style-name="ce4">
            <text:p><text:s/>54.8<text:s/></text:p>
          </table:table-cell>
          <table:table-cell office:value-type="float" office:value="11.676223999999999" table:formula="msoxl:=C10/1000000" table:style-name="ce4">
            <text:p><text:s/>11.7<text:s/></text:p>
          </table:table-cell>
          <table:table-cell office:value-type="float" office:value="66.432699" table:formula="msoxl:=D10/1000000" table:style-name="ce7">
            <text:p>66.432699</text:p>
          </table:table-cell>
          <table:table-cell table:number-columns-repeated="14" table:style-name="ce7"/>
          <table:table-cell table:number-columns-repeated="16366"/>
        </table:table-row>
        <table:table-row table:style-name="ro1">
          <table:table-cell office:value-type="string" table:style-name="ce7">
            <text:p>Region</text:p>
          </table:table-cell>
          <table:table-cell office:value-type="float" office:value="39.250771" table:formula="msoxl:=B11/1000000" table:style-name="ce4">
            <text:p><text:s/>39.3<text:s/></text:p>
          </table:table-cell>
          <table:table-cell table:style-name="ce4"/>
          <table:table-cell office:value-type="float" office:value="37.348599" table:formula="msoxl:=D11/1000000" table:style-name="ce7">
            <text:p>37.348599</text:p>
          </table:table-cell>
          <table:table-cell table:number-columns-repeated="14" table:style-name="ce7"/>
          <table:table-cell table:number-columns-repeated="16366"/>
        </table:table-row>
        <table:table-row table:style-name="ro1">
          <table:table-cell office:value-type="string" table:style-name="ce7">
            <text:p>Sudan</text:p>
          </table:table-cell>
          <table:table-cell office:value-type="float" office:value="29.367920999999999" table:formula="msoxl:=B12/1000000" table:style-name="ce4">
            <text:p><text:s/>29.4<text:s/></text:p>
          </table:table-cell>
          <table:table-cell office:value-type="float" office:value="0" table:formula="msoxl:=C12/1000000" table:style-name="ce4">
            <text:p><text:s/>-<text:s text:c="3"/></text:p>
          </table:table-cell>
          <table:table-cell office:value-type="float" office:value="29.367920999999999" table:formula="msoxl:=D12/1000000" table:style-name="ce7">
            <text:p>29.367921</text:p>
          </table:table-cell>
          <table:table-cell table:number-columns-repeated="14" table:style-name="ce7"/>
          <table:table-cell table:number-columns-repeated="16366"/>
        </table:table-row>
        <table:table-row table:style-name="ro1">
          <table:table-cell office:value-type="string" table:style-name="ce7">
            <text:p>Uganda</text:p>
          </table:table-cell>
          <table:table-cell office:value-type="float" office:value="113.128443" table:formula="msoxl:=B13/1000000" table:style-name="ce4">
            <text:p><text:s/>113.1<text:s/></text:p>
          </table:table-cell>
          <table:table-cell office:value-type="float" office:value="29.703696000000001" table:formula="msoxl:=C13/1000000" table:style-name="ce4">
            <text:p><text:s/>29.7<text:s/></text:p>
          </table:table-cell>
          <table:table-cell office:value-type="float" office:value="142.83213900000001" table:formula="msoxl:=D13/1000000" table:style-name="ce7">
            <text:p>142.832139</text:p>
          </table:table-cell>
          <table:table-cell table:number-columns-repeated="14" table:style-name="ce7"/>
          <table:table-cell table:number-columns-repeated="16366"/>
        </table:table-row>
        <table:table-row table:style-name="ro1">
          <table:table-cell office:value-type="string" table:style-name="ce7">
            <text:p>Grand Total</text:p>
          </table:table-cell>
          <table:table-cell office:value-type="float" office:value="355.643033" table:formula="msoxl:=B14/1000000" table:style-name="ce7">
            <text:p>355.643033</text:p>
          </table:table-cell>
          <table:table-cell office:value-type="float" office:value="91.202348000000001" table:formula="msoxl:=C14/1000000" table:style-name="ce7">
            <text:p>91.202348</text:p>
          </table:table-cell>
          <table:table-cell office:value-type="float" office:value="446.84538099999997" table:formula="msoxl:=D14/1000000" table:style-name="ce7">
            <text:p>446.845381</text:p>
          </table:table-cell>
          <table:table-cell table:number-columns-repeated="14" table:style-name="ce7"/>
          <table:table-cell table:number-columns-repeated="16366"/>
        </table:table-row>
        <table:table-row table:number-rows-repeated="2" table:style-name="ro1">
          <table:table-cell table:number-columns-repeated="18" table:style-name="ce7"/>
          <table:table-cell table:number-columns-repeated="16366"/>
        </table:table-row>
        <table:table-row table:style-name="ro1">
          <table:table-cell table:style-name="ce7"/>
          <table:table-cell office:value-type="string" table:style-name="ce7">
            <text:p>(Ethiopia, Kenya, Sudan and Uganda)<text:s/></text:p>
          </table:table-cell>
          <table:table-cell office:value-type="string" table:style-name="ce7">
            <text:p>(Ethiopia, Kenya, Uganda)</text:p>
          </table:table-cell>
          <table:table-cell table:number-columns-repeated="15" table:style-name="ce7"/>
          <table:table-cell table:number-columns-repeated="16366"/>
        </table:table-row>
        <table:table-row table:number-rows-repeated="4" table:style-name="ro1">
          <table:table-cell table:number-columns-repeated="18" table:style-name="ce7"/>
          <table:table-cell table:number-columns-repeated="16366"/>
        </table:table-row>
        <table:table-row table:style-name="ro1">
          <table:table-cell table:number-columns-repeated="9" table:style-name="ce7"/>
          <table:table-cell office:value-type="string" table:style-name="ce7">
            <text:p>RRP = regional refugee response plan</text:p>
          </table:table-cell>
          <table:table-cell table:number-columns-repeated="8" table:style-name="ce7"/>
          <table:table-cell table:number-columns-repeated="16366"/>
        </table:table-row>
        <table:table-row table:number-rows-repeated="3" table:style-name="ro1">
          <table:table-cell table:number-columns-repeated="18" table:style-name="ce7"/>
          <table:table-cell table:number-columns-repeated="16366"/>
        </table:table-row>
        <table:table-row table:number-rows-repeated="1048540" table:style-name="ro1">
          <table:table-cell table:number-columns-repeated="16384"/>
        </table:table-row>
      </table:table>
      <table:table table:name="Figure_5" table:style-name="ta1">
        <table:table-column table:style-name="co6" table:default-cell-style-name="ce1"/>
        <table:table-column table:style-name="co14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15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7">
            <text:p>Title: CERF funding by sector, 20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Source: Development Initiatives based on UN CERF data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1">
            <draw:frame xmlns:presentation="urn:oasis:names:tc:opendocument:xmlns:presentation:1.0" draw:z-index="1" draw:id="id4" draw:style-name="a4" draw:name="Chart 1" svg:x="0.28125in" svg:y="0.14583in" svg:width="4.71875in" svg:height="3.58333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79" table:style-name="ce1"/>
        </table:table-row>
        <table:table-row table:style-name="ro1">
          <table:table-cell office:value-type="string" table:style-name="ce12">
            <text:p>Sector</text:p>
          </table:table-cell>
          <table:table-cell office:value-type="string" table:style-name="ce12">
            <text:p>US$m</text:p>
          </table:table-cell>
          <table:table-cell office:value-type="string" table:style-name="ce12">
            <text:p>Total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1">
          <table:table-cell office:value-type="string" table:style-name="ce7">
            <text:p>Agriculture</text:p>
          </table:table-cell>
          <table:table-cell office:value-type="float" office:value="1.7008000000000001" table:formula="msoxl:=C7/1000000" table:style-name="ce4">
            <text:p><text:s/>1.7<text:s/></text:p>
          </table:table-cell>
          <table:table-cell office:value-type="float" office:value="1700800" table:style-name="ce7">
            <text:p>1700800</text:p>
          </table:table-cell>
          <table:table-cell table:style-name="ce9"/>
          <table:table-cell table:style-name="ce7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7">
            <text:p>Coordination and Support</text:p>
          </table:table-cell>
          <table:table-cell office:value-type="float" office:value="1.5" table:formula="msoxl:=C8/1000000" table:style-name="ce4">
            <text:p><text:s/>1.5<text:s/></text:p>
          </table:table-cell>
          <table:table-cell office:value-type="float" office:value="1500000" table:style-name="ce7">
            <text:p>1500000</text:p>
          </table:table-cell>
          <table:table-cell table:style-name="ce9"/>
          <table:table-cell table:style-name="ce7"/>
          <table:table-cell table:style-name="ce4"/>
          <table:table-cell table:style-name="ce3"/>
          <table:table-cell table:number-columns-repeated="16377"/>
        </table:table-row>
        <table:table-row table:style-name="ro1">
          <table:table-cell office:value-type="string" table:style-name="ce7">
            <text:p>Food</text:p>
          </table:table-cell>
          <table:table-cell office:value-type="float" office:value="14.311601" table:formula="msoxl:=C9/1000000" table:style-name="ce4">
            <text:p><text:s/>14.3<text:s/></text:p>
          </table:table-cell>
          <table:table-cell office:value-type="float" office:value="14311601" table:style-name="ce7">
            <text:p>14311601</text:p>
          </table:table-cell>
          <table:table-cell table:style-name="ce9"/>
          <table:table-cell table:style-name="ce7"/>
          <table:table-cell table:style-name="ce4"/>
          <table:table-cell table:style-name="ce3"/>
          <table:table-cell table:number-columns-repeated="16377"/>
        </table:table-row>
        <table:table-row table:style-name="ro1">
          <table:table-cell office:value-type="string" table:style-name="ce7">
            <text:p>Health</text:p>
          </table:table-cell>
          <table:table-cell office:value-type="float" office:value="1.596589" table:formula="msoxl:=C10/1000000" table:style-name="ce4">
            <text:p><text:s/>1.6<text:s/></text:p>
          </table:table-cell>
          <table:table-cell office:value-type="float" office:value="1596589" table:style-name="ce7">
            <text:p>1596589</text:p>
          </table:table-cell>
          <table:table-cell table:style-name="ce9"/>
          <table:table-cell table:style-name="ce7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7">
            <text:p>Health - Nutrition</text:p>
          </table:table-cell>
          <table:table-cell office:value-type="float" office:value="2.5000490000000002" table:formula="msoxl:=C11/1000000" table:style-name="ce4">
            <text:p><text:s/>2.5<text:s/></text:p>
          </table:table-cell>
          <table:table-cell office:value-type="float" office:value="2500049" table:style-name="ce7">
            <text:p>2500049</text:p>
          </table:table-cell>
          <table:table-cell table:style-name="ce9"/>
          <table:table-cell table:style-name="ce7"/>
          <table:table-cell table:number-columns-repeated="16379" table:style-name="ce1"/>
        </table:table-row>
        <table:table-row table:style-name="ro1">
          <table:table-cell office:value-type="string" table:style-name="ce7">
            <text:p>Multi-sector</text:p>
          </table:table-cell>
          <table:table-cell office:value-type="float" office:value="3.526888" table:formula="msoxl:=C12/1000000" table:style-name="ce4">
            <text:p><text:s/>3.5<text:s/></text:p>
          </table:table-cell>
          <table:table-cell office:value-type="float" office:value="3526888" table:style-name="ce7">
            <text:p>3526888</text:p>
          </table:table-cell>
          <table:table-cell table:style-name="ce9"/>
          <table:table-cell table:style-name="ce7"/>
          <table:table-cell table:number-columns-repeated="16379" table:style-name="ce1"/>
        </table:table-row>
        <table:table-row table:style-name="ro1">
          <table:table-cell office:value-type="string" table:style-name="ce7">
            <text:p>Shelter and non-food items</text:p>
          </table:table-cell>
          <table:table-cell office:value-type="float" office:value="3.9500190000000002" table:formula="msoxl:=C13/1000000" table:style-name="ce4">
            <text:p><text:s/>4.0<text:s/></text:p>
          </table:table-cell>
          <table:table-cell office:value-type="float" office:value="3950019" table:style-name="ce7">
            <text:p>3950019</text:p>
          </table:table-cell>
          <table:table-cell table:style-name="ce9"/>
          <table:table-cell table:style-name="ce7"/>
          <table:table-cell table:number-columns-repeated="16379" table:style-name="ce1"/>
        </table:table-row>
        <table:table-row table:style-name="ro1">
          <table:table-cell office:value-type="string" table:style-name="ce7">
            <text:p>Water and sanitation</text:p>
          </table:table-cell>
          <table:table-cell office:value-type="float" office:value="3.4903740000000001" table:formula="msoxl:=C14/1000000" table:style-name="ce4">
            <text:p><text:s/>3.5<text:s/></text:p>
          </table:table-cell>
          <table:table-cell office:value-type="float" office:value="3490374" table:style-name="ce7">
            <text:p>3490374</text:p>
          </table:table-cell>
          <table:table-cell table:style-name="ce9"/>
          <table:table-cell table:style-name="ce7"/>
          <table:table-cell table:number-columns-repeated="16379" table:style-name="ce1"/>
        </table:table-row>
        <table:table-row table:style-name="ro1">
          <table:table-cell office:value-type="string" table:style-name="ce7">
            <text:p>Grand Total</text:p>
          </table:table-cell>
          <table:table-cell office:value-type="float" office:value="32.576320000000003" table:formula="msoxl:=C15/1000000" table:style-name="ce13">
            <text:p><text:s/>32.58<text:s/></text:p>
          </table:table-cell>
          <table:table-cell office:value-type="float" office:value="32576320" table:style-name="ce7">
            <text:p>32576320</text:p>
          </table:table-cell>
          <table:table-cell table:number-columns-repeated="2" table:style-name="ce7"/>
          <table:table-cell table:number-columns-repeated="16379" table:style-name="ce1"/>
        </table:table-row>
        <table:table-row table:style-name="ro1">
          <table:table-cell table:number-columns-repeated="5" table:style-name="ce7"/>
          <table:table-cell table:number-columns-repeated="16379" table:style-name="ce1"/>
        </table:table-row>
        <table:table-row table:number-rows-repeated="25" table:style-name="ro1">
          <table:table-cell table:number-columns-repeated="5" table:style-name="ce7"/>
          <table:table-cell table:number-columns-repeated="16379"/>
        </table:table-row>
        <table:table-row table:number-rows-repeated="1048535" table:style-name="ro1">
          <table:table-cell table:number-columns-repeated="16384"/>
        </table:table-row>
      </table:table>
      <table:table table:name="Figure_6" table:style-name="ta1">
        <table:table-column table:style-name="co7" table:default-cell-style-name="ce1"/>
        <table:table-column table:style-name="co16" table:default-cell-style-name="ce2"/>
        <table:table-column table:style-name="co8" table:default-cell-style-name="ce1"/>
        <table:table-column table:style-name="co5" table:number-columns-repeated="12" table:default-cell-style-name="ce1"/>
        <table:table-column table:style-name="co17" table:default-cell-style-name="ce1"/>
        <table:table-column table:style-name="co5" table:number-columns-repeated="16368" table:default-cell-style-name="ce1"/>
        <table:table-row table:style-name="ro1">
          <table:table-cell office:value-type="string" table:style-name="ce7">
            <text:p>Title: Pooled funding from CERF and HRF to Ethiopia, 2010–2015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7">
            <text:p>Source: Development Initiatives based on UN OCHA FTS data</text:p>
          </table:table-cell>
          <table:table-cell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9" table:style-name="ce7"/>
          <table:table-cell table:style-name="ce7">
            <draw:frame xmlns:presentation="urn:oasis:names:tc:opendocument:xmlns:presentation:1.0" draw:z-index="1" draw:id="id5" draw:style-name="a5" draw:name="Chart 2" svg:x="0.27083in" svg:y="0in" svg:width="5.35417in" svg:height="3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8" table:style-name="ce7"/>
          <table:table-cell table:number-columns-repeated="16366"/>
        </table:table-row>
        <table:table-row table:style-name="ro1">
          <table:table-cell office:value-type="string" table:style-name="ce7">
            <text:p>Sum of USD committed/contributed</text:p>
          </table:table-cell>
          <table:table-cell office:value-type="string" table:style-name="ce7">
            <text:p>Emergency year</text:p>
          </table:table-cell>
          <table:table-cell table:number-columns-repeated="16" table:style-name="ce7"/>
          <table:table-cell table:number-columns-repeated="16366"/>
        </table:table-row>
        <table:table-row table:style-name="ro1">
          <table:table-cell office:value-type="string" table:style-name="ce7">
            <text:p>Donor</text:p>
          </table:table-cell>
          <table:table-cell office:value-type="float" office:value="2010" table:style-name="ce7">
            <text:p>2010</text:p>
          </table:table-cell>
          <table:table-cell office:value-type="float" office:value="2011" table:style-name="ce7">
            <text:p>2011</text:p>
          </table:table-cell>
          <table:table-cell office:value-type="float" office:value="2012" table:style-name="ce7">
            <text:p>2012</text:p>
          </table:table-cell>
          <table:table-cell office:value-type="float" office:value="2013" table:style-name="ce7">
            <text:p>2013</text:p>
          </table:table-cell>
          <table:table-cell office:value-type="float" office:value="2014" table:style-name="ce7">
            <text:p>2014</text:p>
          </table:table-cell>
          <table:table-cell office:value-type="float" office:value="2015" table:style-name="ce7">
            <text:p>2015</text:p>
          </table:table-cell>
          <table:table-cell office:value-type="string" table:style-name="ce7">
            <text:p>Grand Total</text:p>
          </table:table-cell>
          <table:table-cell table:number-columns-repeated="10" table:style-name="ce7"/>
          <table:table-cell table:number-columns-repeated="16366"/>
        </table:table-row>
        <table:table-row table:style-name="ro1">
          <table:table-cell office:value-type="string" table:style-name="ce7">
            <text:p>Central Emergency Response Fund</text:p>
          </table:table-cell>
          <table:table-cell office:value-type="float" office:value="16690193" table:style-name="ce7">
            <text:p>16690193</text:p>
          </table:table-cell>
          <table:table-cell office:value-type="float" office:value="46475653" table:style-name="ce7">
            <text:p>46475653</text:p>
          </table:table-cell>
          <table:table-cell office:value-type="float" office:value="13984781" table:style-name="ce7">
            <text:p>13984781</text:p>
          </table:table-cell>
          <table:table-cell office:value-type="float" office:value="23972935" table:style-name="ce7">
            <text:p>23972935</text:p>
          </table:table-cell>
          <table:table-cell office:value-type="float" office:value="32516021" table:style-name="ce7">
            <text:p>32516021</text:p>
          </table:table-cell>
          <table:table-cell office:value-type="float" office:value="10466679" table:style-name="ce7">
            <text:p>10466679</text:p>
          </table:table-cell>
          <table:table-cell office:value-type="float" office:value="144106262" table:style-name="ce7">
            <text:p>144106262</text:p>
          </table:table-cell>
          <table:table-cell table:number-columns-repeated="10" table:style-name="ce7"/>
          <table:table-cell table:number-columns-repeated="16366"/>
        </table:table-row>
        <table:table-row table:style-name="ro1">
          <table:table-cell office:value-type="string" table:style-name="ce7">
            <text:p>Emergency Response Fund (OCHA)</text:p>
          </table:table-cell>
          <table:table-cell office:value-type="float" office:value="25605122" table:style-name="ce7">
            <text:p>25605122</text:p>
          </table:table-cell>
          <table:table-cell office:value-type="float" office:value="46635467" table:style-name="ce7">
            <text:p>46635467</text:p>
          </table:table-cell>
          <table:table-cell office:value-type="float" office:value="37955717" table:style-name="ce7">
            <text:p>37955717</text:p>
          </table:table-cell>
          <table:table-cell office:value-type="float" office:value="27146016" table:style-name="ce7">
            <text:p>27146016</text:p>
          </table:table-cell>
          <table:table-cell office:value-type="float" office:value="14325690" table:style-name="ce7">
            <text:p>14325690</text:p>
          </table:table-cell>
          <table:table-cell office:value-type="float" office:value="2499753" table:style-name="ce7">
            <text:p>2499753</text:p>
          </table:table-cell>
          <table:table-cell office:value-type="float" office:value="154167765" table:style-name="ce7">
            <text:p>154167765</text:p>
          </table:table-cell>
          <table:table-cell table:number-columns-repeated="10" table:style-name="ce7"/>
          <table:table-cell table:number-columns-repeated="16366"/>
        </table:table-row>
        <table:table-row table:style-name="ro1">
          <table:table-cell office:value-type="string" table:style-name="ce7">
            <text:p>Grand Total</text:p>
          </table:table-cell>
          <table:table-cell office:value-type="float" office:value="42295315" table:style-name="ce7">
            <text:p>42295315</text:p>
          </table:table-cell>
          <table:table-cell office:value-type="float" office:value="93111120" table:style-name="ce7">
            <text:p>93111120</text:p>
          </table:table-cell>
          <table:table-cell office:value-type="float" office:value="51940498" table:style-name="ce7">
            <text:p>51940498</text:p>
          </table:table-cell>
          <table:table-cell office:value-type="float" office:value="51118951" table:style-name="ce7">
            <text:p>51118951</text:p>
          </table:table-cell>
          <table:table-cell office:value-type="float" office:value="46841711" table:style-name="ce7">
            <text:p>46841711</text:p>
          </table:table-cell>
          <table:table-cell office:value-type="float" office:value="12966432" table:style-name="ce7">
            <text:p>12966432</text:p>
          </table:table-cell>
          <table:table-cell office:value-type="float" office:value="298274027" table:style-name="ce7">
            <text:p>298274027</text:p>
          </table:table-cell>
          <table:table-cell table:number-columns-repeated="10" table:style-name="ce7"/>
          <table:table-cell table:number-columns-repeated="16366"/>
        </table:table-row>
        <table:table-row table:number-rows-repeated="2" table:style-name="ro1">
          <table:table-cell table:number-columns-repeated="18" table:style-name="ce7"/>
          <table:table-cell table:number-columns-repeated="16366"/>
        </table:table-row>
        <table:table-row table:style-name="ro1">
          <table:table-cell office:value-type="string" table:style-name="ce7">
            <text:p>Donor</text:p>
          </table:table-cell>
          <table:table-cell office:value-type="float" office:value="2010" table:style-name="ce7">
            <text:p>2010</text:p>
          </table:table-cell>
          <table:table-cell office:value-type="float" office:value="2011" table:style-name="ce7">
            <text:p>2011</text:p>
          </table:table-cell>
          <table:table-cell office:value-type="float" office:value="2012" table:style-name="ce7">
            <text:p>2012</text:p>
          </table:table-cell>
          <table:table-cell office:value-type="float" office:value="2013" table:style-name="ce7">
            <text:p>2013</text:p>
          </table:table-cell>
          <table:table-cell office:value-type="float" office:value="2014" table:style-name="ce7">
            <text:p>2014</text:p>
          </table:table-cell>
          <table:table-cell office:value-type="float" office:value="2015" table:style-name="ce7">
            <text:p>2015</text:p>
          </table:table-cell>
          <table:table-cell office:value-type="string" table:style-name="ce7">
            <text:p>Grand Total</text:p>
          </table:table-cell>
          <table:table-cell table:number-columns-repeated="10" table:style-name="ce7"/>
          <table:table-cell table:number-columns-repeated="16366"/>
        </table:table-row>
        <table:table-row table:style-name="ro1">
          <table:table-cell office:value-type="string" table:style-name="ce7">
            <text:p>CERF</text:p>
          </table:table-cell>
          <table:table-cell office:value-type="float" office:value="16.690193000000001" table:formula="msoxl:=B8/1000000" table:style-name="ce4">
            <text:p><text:s/>16.7<text:s/></text:p>
          </table:table-cell>
          <table:table-cell office:value-type="float" office:value="46.475653000000001" table:formula="msoxl:=C8/1000000" table:style-name="ce4">
            <text:p><text:s/>46.5<text:s/></text:p>
          </table:table-cell>
          <table:table-cell office:value-type="float" office:value="13.984781" table:formula="msoxl:=D8/1000000" table:style-name="ce4">
            <text:p><text:s/>14.0<text:s/></text:p>
          </table:table-cell>
          <table:table-cell office:value-type="float" office:value="23.972935" table:formula="msoxl:=E8/1000000" table:style-name="ce4">
            <text:p><text:s/>24.0<text:s/></text:p>
          </table:table-cell>
          <table:table-cell office:value-type="float" office:value="32.516021000000002" table:formula="msoxl:=F8/1000000" table:style-name="ce4">
            <text:p><text:s/>32.5<text:s/></text:p>
          </table:table-cell>
          <table:table-cell office:value-type="float" office:value="10.466678999999999" table:formula="msoxl:=G8/1000000" table:style-name="ce4">
            <text:p><text:s/>10.5<text:s/></text:p>
          </table:table-cell>
          <table:table-cell office:value-type="float" office:value="144.10626199999999" table:formula="msoxl:=H8/1000000" table:style-name="ce4">
            <text:p><text:s/>144.1<text:s/></text:p>
          </table:table-cell>
          <table:table-cell table:number-columns-repeated="10" table:style-name="ce7"/>
          <table:table-cell table:number-columns-repeated="16366"/>
        </table:table-row>
        <table:table-row table:style-name="ro1">
          <table:table-cell office:value-type="string" table:style-name="ce7">
            <text:p>HRF</text:p>
          </table:table-cell>
          <table:table-cell office:value-type="float" office:value="25.605122000000001" table:formula="msoxl:=B9/1000000" table:style-name="ce4">
            <text:p><text:s/>25.6<text:s/></text:p>
          </table:table-cell>
          <table:table-cell office:value-type="float" office:value="46.635466999999998" table:formula="msoxl:=C9/1000000" table:style-name="ce4">
            <text:p><text:s/>46.6<text:s/></text:p>
          </table:table-cell>
          <table:table-cell office:value-type="float" office:value="37.955717" table:formula="msoxl:=D9/1000000" table:style-name="ce4">
            <text:p><text:s/>38.0<text:s/></text:p>
          </table:table-cell>
          <table:table-cell office:value-type="float" office:value="27.146015999999999" table:formula="msoxl:=E9/1000000" table:style-name="ce4">
            <text:p><text:s/>27.1<text:s/></text:p>
          </table:table-cell>
          <table:table-cell office:value-type="float" office:value="14.32569" table:formula="msoxl:=F9/1000000" table:style-name="ce4">
            <text:p><text:s/>14.3<text:s/></text:p>
          </table:table-cell>
          <table:table-cell office:value-type="float" office:value="2.4997530000000001" table:formula="msoxl:=G9/1000000" table:style-name="ce4">
            <text:p><text:s/>2.5<text:s/></text:p>
          </table:table-cell>
          <table:table-cell office:value-type="float" office:value="154.167765" table:formula="msoxl:=H9/1000000" table:style-name="ce4">
            <text:p><text:s/>154.2<text:s/></text:p>
          </table:table-cell>
          <table:table-cell table:number-columns-repeated="10" table:style-name="ce7"/>
          <table:table-cell table:number-columns-repeated="16366"/>
        </table:table-row>
        <table:table-row table:style-name="ro1">
          <table:table-cell office:value-type="string" table:style-name="ce7">
            <text:p>Grand Total</text:p>
          </table:table-cell>
          <table:table-cell office:value-type="float" office:value="42.295315000000002" table:formula="msoxl:=B10/1000000" table:style-name="ce4">
            <text:p><text:s/>42.3<text:s/></text:p>
          </table:table-cell>
          <table:table-cell office:value-type="float" office:value="93.11112" table:formula="msoxl:=C10/1000000" table:style-name="ce4">
            <text:p><text:s/>93.1<text:s/></text:p>
          </table:table-cell>
          <table:table-cell office:value-type="float" office:value="51.940497999999998" table:formula="msoxl:=D10/1000000" table:style-name="ce4">
            <text:p><text:s/>51.9<text:s/></text:p>
          </table:table-cell>
          <table:table-cell office:value-type="float" office:value="51.118951000000003" table:formula="msoxl:=E10/1000000" table:style-name="ce4">
            <text:p><text:s/>51.1<text:s/></text:p>
          </table:table-cell>
          <table:table-cell office:value-type="float" office:value="46.841710999999997" table:formula="msoxl:=F10/1000000" table:style-name="ce4">
            <text:p><text:s/>46.8<text:s/></text:p>
          </table:table-cell>
          <table:table-cell office:value-type="float" office:value="12.966431999999999" table:formula="msoxl:=G10/1000000" table:style-name="ce4">
            <text:p><text:s/>13.0<text:s/></text:p>
          </table:table-cell>
          <table:table-cell office:value-type="float" office:value="298.27402699999999" table:formula="msoxl:=H10/1000000" table:style-name="ce4">
            <text:p><text:s/>298.3<text:s/></text:p>
          </table:table-cell>
          <table:table-cell table:number-columns-repeated="10" table:style-name="ce7"/>
          <table:table-cell table:number-columns-repeated="16366"/>
        </table:table-row>
        <table:table-row table:number-rows-repeated="6" table:style-name="ro1">
          <table:table-cell table:number-columns-repeated="18" table:style-name="ce7"/>
          <table:table-cell table:number-columns-repeated="16366"/>
        </table:table-row>
        <table:table-row table:number-rows-repeated="1048554" table:style-name="ro1">
          <table:table-cell table:number-columns-repeated="16384"/>
        </table:table-row>
      </table:table>
      <table:table table:name="Figure_7" table:style-name="ta1">
        <table:table-column table:style-name="co18" table:default-cell-style-name="ce1"/>
        <table:table-column table:style-name="co19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7">
            <text:p>Title: Humanitarian funding to Ethiopia by sector, 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Source: Development Initiatives based on UN OCHA FTS data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4" table:style-name="ce7"/>
          <table:table-cell table:number-columns-repeated="16370"/>
        </table:table-row>
        <table:table-row table:style-name="ro1">
          <table:table-cell table:number-columns-repeated="2" table:style-name="ce7"/>
          <table:table-cell table:style-name="ce7">
            <draw:frame xmlns:presentation="urn:oasis:names:tc:opendocument:xmlns:presentation:1.0" draw:z-index="1" draw:id="id6" draw:style-name="a6" draw:name="Chart 2" svg:x="0.51042in" svg:y="0.13542in" svg:width="4.53125in" svg:height="3.35417in" style:rel-width="scale" style:rel-height="scale">
              <draw:object xlink:href="Object 7/" xlink:type="simple" xlink:show="embed" xlink:actuate="onLoad"/>
              <svg:desc/>
            </draw:frame>
          </table:table-cell>
          <table:table-cell table:number-columns-repeated="11" table:style-name="ce7"/>
          <table:table-cell table:number-columns-repeated="16370"/>
        </table:table-row>
        <table:table-row table:style-name="ro1">
          <table:table-cell table:number-columns-repeated="14" table:style-name="ce7"/>
          <table:table-cell table:number-columns-repeated="16370"/>
        </table:table-row>
        <table:table-row table:style-name="ro1">
          <table:table-cell office:value-type="string" table:style-name="ce15">
            <text:p>Agriculture</text:p>
          </table:table-cell>
          <table:table-cell office:value-type="float" office:value="894598" table:style-name="ce16">
            <text:p><text:s/>894,598<text:s/></text:p>
          </table:table-cell>
          <table:table-cell table:style-name="ce15"/>
          <table:table-cell table:number-columns-repeated="11" table:style-name="ce7"/>
          <table:table-cell table:number-columns-repeated="16370"/>
        </table:table-row>
        <table:table-row table:style-name="ro1">
          <table:table-cell office:value-type="string" table:style-name="ce15">
            <text:p>Coordination and support services</text:p>
          </table:table-cell>
          <table:table-cell office:value-type="float" office:value="5713337" table:style-name="ce17">
            <text:p><text:s/>5,713,337<text:s/></text:p>
          </table:table-cell>
          <table:table-cell table:style-name="ce15"/>
          <table:table-cell table:number-columns-repeated="11" table:style-name="ce7"/>
          <table:table-cell table:number-columns-repeated="16370"/>
        </table:table-row>
        <table:table-row table:style-name="ro1">
          <table:table-cell office:value-type="string" table:style-name="ce15">
            <text:p>Economic recovery and infrastructure</text:p>
          </table:table-cell>
          <table:table-cell office:value-type="float" office:value="602000" table:style-name="ce16">
            <text:p><text:s/>602,000<text:s/></text:p>
          </table:table-cell>
          <table:table-cell table:style-name="ce15"/>
          <table:table-cell table:number-columns-repeated="11" table:style-name="ce7"/>
          <table:table-cell table:number-columns-repeated="16370"/>
        </table:table-row>
        <table:table-row table:style-name="ro1">
          <table:table-cell office:value-type="string" table:style-name="ce15">
            <text:p>Education</text:p>
          </table:table-cell>
          <table:table-cell office:value-type="float" office:value="333322" table:style-name="ce16">
            <text:p><text:s/>333,322<text:s/></text:p>
          </table:table-cell>
          <table:table-cell table:style-name="ce15"/>
          <table:table-cell table:number-columns-repeated="11" table:style-name="ce7"/>
          <table:table-cell table:number-columns-repeated="16370"/>
        </table:table-row>
        <table:table-row table:style-name="ro1">
          <table:table-cell office:value-type="string" table:style-name="ce15">
            <text:p>Food</text:p>
          </table:table-cell>
          <table:table-cell office:value-type="float" office:value="87185693" table:style-name="ce17">
            <text:p><text:s/>87,185,693<text:s/></text:p>
          </table:table-cell>
          <table:table-cell table:style-name="ce15"/>
          <table:table-cell table:number-columns-repeated="11" table:style-name="ce7"/>
          <table:table-cell table:number-columns-repeated="16370"/>
        </table:table-row>
        <table:table-row table:style-name="ro1">
          <table:table-cell office:value-type="string" table:style-name="ce15">
            <text:p>Health</text:p>
          </table:table-cell>
          <table:table-cell office:value-type="float" office:value="10517525" table:style-name="ce17">
            <text:p><text:s/>10,517,525<text:s/></text:p>
          </table:table-cell>
          <table:table-cell table:style-name="ce15"/>
          <table:table-cell table:number-columns-repeated="11" table:style-name="ce7"/>
          <table:table-cell table:number-columns-repeated="16370"/>
        </table:table-row>
        <table:table-row table:style-name="ro1">
          <table:table-cell office:value-type="string" table:style-name="ce15">
            <text:p>Multi-sector</text:p>
          </table:table-cell>
          <table:table-cell office:value-type="float" office:value="53390782" table:style-name="ce17">
            <text:p><text:s/>53,390,782<text:s/></text:p>
          </table:table-cell>
          <table:table-cell table:style-name="ce15"/>
          <table:table-cell table:number-columns-repeated="11" table:style-name="ce7"/>
          <table:table-cell table:number-columns-repeated="16370"/>
        </table:table-row>
        <table:table-row table:style-name="ro1">
          <table:table-cell office:value-type="string" table:style-name="ce15">
            <text:p>Protection/Human rights/Rule of law</text:p>
          </table:table-cell>
          <table:table-cell office:value-type="float" office:value="3267457" table:style-name="ce16">
            <text:p><text:s/>3,267,457<text:s/></text:p>
          </table:table-cell>
          <table:table-cell table:style-name="ce15"/>
          <table:table-cell table:number-columns-repeated="11" table:style-name="ce7"/>
          <table:table-cell table:number-columns-repeated="16370"/>
        </table:table-row>
        <table:table-row table:style-name="ro1">
          <table:table-cell office:value-type="string" table:style-name="ce15">
            <text:p>Sector not yet specified</text:p>
          </table:table-cell>
          <table:table-cell office:value-type="float" office:value="136589712" table:style-name="ce17">
            <text:p><text:s/>136,589,712<text:s/></text:p>
          </table:table-cell>
          <table:table-cell table:style-name="ce15"/>
          <table:table-cell table:number-columns-repeated="11" table:style-name="ce7"/>
          <table:table-cell table:number-columns-repeated="16370"/>
        </table:table-row>
        <table:table-row table:style-name="ro1">
          <table:table-cell office:value-type="string" table:style-name="ce15">
            <text:p>Shelter and non-food items</text:p>
          </table:table-cell>
          <table:table-cell office:value-type="float" office:value="4006582" table:style-name="ce17">
            <text:p><text:s/>4,006,582<text:s/></text:p>
          </table:table-cell>
          <table:table-cell table:style-name="ce15"/>
          <table:table-cell table:number-columns-repeated="11" table:style-name="ce7"/>
          <table:table-cell table:number-columns-repeated="16370"/>
        </table:table-row>
        <table:table-row table:style-name="ro1">
          <table:table-cell office:value-type="string" table:style-name="ce15">
            <text:p>Water and Sanitation</text:p>
          </table:table-cell>
          <table:table-cell office:value-type="float" office:value="1934173" table:style-name="ce16">
            <text:p><text:s/>1,934,173<text:s/></text:p>
          </table:table-cell>
          <table:table-cell table:style-name="ce15"/>
          <table:table-cell table:number-columns-repeated="11" table:style-name="ce7"/>
          <table:table-cell table:number-columns-repeated="16370"/>
        </table:table-row>
        <table:table-row table:style-name="ro1">
          <table:table-cell office:value-type="string" table:style-name="ce15">
            <text:p>Grand Total</text:p>
          </table:table-cell>
          <table:table-cell office:value-type="float" office:value="304435181" table:style-name="ce17">
            <text:p><text:s/>304,435,181<text:s/></text:p>
          </table:table-cell>
          <table:table-cell table:style-name="ce15"/>
          <table:table-cell table:number-columns-repeated="11" table:style-name="ce7"/>
          <table:table-cell table:number-columns-repeated="16370"/>
        </table:table-row>
        <table:table-row table:number-rows-repeated="2" table:style-name="ro1">
          <table:table-cell table:number-columns-repeated="3" table:style-name="ce15"/>
          <table:table-cell table:number-columns-repeated="11" table:style-name="ce7"/>
          <table:table-cell table:number-columns-repeated="16370"/>
        </table:table-row>
        <table:table-row table:style-name="ro1">
          <table:table-cell table:style-name="ce7"/>
          <table:table-cell table:style-name="ce14"/>
          <table:table-cell table:number-columns-repeated="12" table:style-name="ce7"/>
          <table:table-cell table:number-columns-repeated="16370"/>
        </table:table-row>
        <table:table-row table:style-name="ro1">
          <table:table-cell table:number-columns-repeated="14" table:style-name="ce7"/>
          <table:table-cell table:number-columns-repeated="16370"/>
        </table:table-row>
        <table:table-row table:number-rows-repeated="1048553" table:style-name="ro1">
          <table:table-cell table:number-columns-repeated="16384"/>
        </table:table-row>
      </table:table>
      <table:table table:name="Figure_8" table:style-name="ta2">
        <table:table-column table:style-name="co5" table:number-columns-repeated="2" table:default-cell-style-name="ce1"/>
        <table:table-column table:style-name="co20" table:number-columns-repeated="2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7">
            <text:p>Title: Humanitarian funding to Ethiopia, 2010–2015</text:p>
          </table:table-cell>
          <table:table-cell table:style-name="ce18"/>
          <table:table-cell table:number-columns-repeated="16382" table:style-name="ce1"/>
        </table:table-row>
        <table:table-row table:style-name="ro1">
          <table:table-cell office:value-type="string" table:style-name="ce7">
            <text:p>Source: Development Initiatives based on UN OCHA FTS data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">
            <draw:frame xmlns:presentation="urn:oasis:names:tc:opendocument:xmlns:presentation:1.0" draw:z-index="1" draw:id="id7" draw:style-name="a7" draw:name="Chart 1" svg:x="0.78125in" svg:y="0.125in" svg:width="6.21875in" svg:height="3in" style:rel-width="scale" style:rel-height="scale">
              <draw:object xlink:href="Object 8/" xlink:type="simple" xlink:show="embed" xlink:actuate="onLoad"/>
              <svg:desc/>
            </draw:frame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Emergency year</text:p>
          </table:table-cell>
          <table:table-cell office:value-type="string" table:style-name="ce7">
            <text:p>US$m</text:p>
          </table:table-cell>
          <table:table-cell office:value-type="string" table:style-name="ce7">
            <text:p>Total</text:p>
          </table:table-cell>
          <table:table-cell table:number-columns-repeated="7" table:style-name="ce7"/>
          <table:table-cell table:number-columns-repeated="16374"/>
        </table:table-row>
        <table:table-row table:style-name="ro1">
          <table:table-cell office:value-type="float" office:value="2010" table:style-name="ce7">
            <text:p>2010</text:p>
          </table:table-cell>
          <table:table-cell office:value-type="float" office:value="626.58723799999996" table:formula="msoxl:=C8/1000000" table:style-name="ce4">
            <text:p><text:s/>626.6<text:s/></text:p>
          </table:table-cell>
          <table:table-cell office:value-type="float" office:value="626587238" table:style-name="ce7">
            <text:p>626587238</text:p>
          </table:table-cell>
          <table:table-cell table:number-columns-repeated="7" table:style-name="ce7"/>
          <table:table-cell table:number-columns-repeated="16374"/>
        </table:table-row>
        <table:table-row table:style-name="ro1">
          <table:table-cell office:value-type="float" office:value="2011" table:style-name="ce7">
            <text:p>2011</text:p>
          </table:table-cell>
          <table:table-cell office:value-type="float" office:value="820.91381899999999" table:formula="msoxl:=C9/1000000" table:style-name="ce4">
            <text:p><text:s/>820.9<text:s/></text:p>
          </table:table-cell>
          <table:table-cell office:value-type="float" office:value="820913819" table:style-name="ce7">
            <text:p>820913819</text:p>
          </table:table-cell>
          <table:table-cell table:number-columns-repeated="7" table:style-name="ce7"/>
          <table:table-cell table:number-columns-repeated="16374"/>
        </table:table-row>
        <table:table-row table:style-name="ro1">
          <table:table-cell office:value-type="float" office:value="2012" table:style-name="ce7">
            <text:p>2012</text:p>
          </table:table-cell>
          <table:table-cell office:value-type="float" office:value="670.32722000000001" table:formula="msoxl:=C10/1000000" table:style-name="ce4">
            <text:p><text:s/>670.3<text:s/></text:p>
          </table:table-cell>
          <table:table-cell office:value-type="float" office:value="670327220" table:style-name="ce7">
            <text:p>670327220</text:p>
          </table:table-cell>
          <table:table-cell table:number-columns-repeated="7" table:style-name="ce7"/>
          <table:table-cell table:number-columns-repeated="16374"/>
        </table:table-row>
        <table:table-row table:style-name="ro1">
          <table:table-cell office:value-type="float" office:value="2013" table:style-name="ce7">
            <text:p>2013</text:p>
          </table:table-cell>
          <table:table-cell office:value-type="float" office:value="541.090013" table:formula="msoxl:=C11/1000000" table:style-name="ce4">
            <text:p><text:s/>541.1<text:s/></text:p>
          </table:table-cell>
          <table:table-cell office:value-type="float" office:value="541090013" table:style-name="ce7">
            <text:p>541090013</text:p>
          </table:table-cell>
          <table:table-cell table:number-columns-repeated="7" table:style-name="ce7"/>
          <table:table-cell table:number-columns-repeated="16374"/>
        </table:table-row>
        <table:table-row table:style-name="ro1">
          <table:table-cell office:value-type="float" office:value="2014" table:style-name="ce7">
            <text:p>2014</text:p>
          </table:table-cell>
          <table:table-cell office:value-type="float" office:value="533.36272199999996" table:formula="msoxl:=C12/1000000" table:style-name="ce4">
            <text:p><text:s/>533.4<text:s/></text:p>
          </table:table-cell>
          <table:table-cell office:value-type="float" office:value="533362722" table:style-name="ce7">
            <text:p>533362722</text:p>
          </table:table-cell>
          <table:table-cell table:number-columns-repeated="7" table:style-name="ce7"/>
          <table:table-cell table:number-columns-repeated="16374"/>
        </table:table-row>
        <table:table-row table:style-name="ro1">
          <table:table-cell office:value-type="float" office:value="2015" table:style-name="ce7">
            <text:p>2015</text:p>
          </table:table-cell>
          <table:table-cell office:value-type="float" office:value="304.435181" table:formula="msoxl:=C13/1000000" table:style-name="ce4">
            <text:p><text:s/>304.4<text:s/></text:p>
          </table:table-cell>
          <table:table-cell office:value-type="float" office:value="304435181" table:style-name="ce7">
            <text:p>304435181</text:p>
          </table:table-cell>
          <table:table-cell table:number-columns-repeated="7" table:style-name="ce7"/>
          <table:table-cell table:number-columns-repeated="16374"/>
        </table:table-row>
        <table:table-row table:style-name="ro1">
          <table:table-cell office:value-type="string" table:style-name="ce7">
            <text:p>Grand Total</text:p>
          </table:table-cell>
          <table:table-cell table:style-name="ce7"/>
          <table:table-cell office:value-type="float" office:value="3496716193" table:style-name="ce7">
            <text:p>3496716193</text:p>
          </table:table-cell>
          <table:table-cell table:number-columns-repeated="7" table:style-name="ce7"/>
          <table:table-cell table:number-columns-repeated="16374"/>
        </table:table-row>
        <table:table-row table:number-rows-repeated="21" table:style-name="ro1">
          <table:table-cell table:number-columns-repeated="10" table:style-name="ce7"/>
          <table:table-cell table:number-columns-repeated="16374"/>
        </table:table-row>
        <table:table-row table:number-rows-repeated="1048541" table:style-name="ro1">
          <table:table-cell table:number-columns-repeated="16384"/>
        </table:table-row>
      </table:table>
      <table:table table:name="Figure_9" table:style-name="ta1">
        <table:table-column table:style-name="co5" table:number-columns-repeated="16384" table:default-cell-style-name="ce1"/>
        <table:table-row table:style-name="ro1">
          <table:table-cell office:value-type="string" table:style-name="ce7">
            <text:p>Title: 10 largest donors to Ethiopia, 2010–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Source: Development Initiatives based on UN OCHA FTS data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1">
            <draw:frame xmlns:presentation="urn:oasis:names:tc:opendocument:xmlns:presentation:1.0" draw:z-index="1" draw:id="id8" draw:style-name="a8" draw:name="Chart 1" svg:x="0.30208in" svg:y="0.03125in" svg:width="5.9375in" svg:height="3.28125in" style:rel-width="scale" style:rel-height="scale">
              <draw:object xlink:href="Object 9/" xlink:type="simple" xlink:show="embed" xlink:actuate="onLoad"/>
              <svg:desc/>
            </draw:frame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7"/>
          <table:table-cell office:value-type="string" table:style-name="ce7">
            <text:p>US$ millions</text:p>
          </table:table-cell>
          <table:table-cell table:number-columns-repeated="8" table:style-name="ce7"/>
          <table:table-cell table:number-columns-repeated="16373"/>
        </table:table-row>
        <table:table-row table:style-name="ro1">
          <table:table-cell table:style-name="ce1"/>
          <table:table-cell office:value-type="string" table:style-name="ce7">
            <text:p>US</text:p>
          </table:table-cell>
          <table:table-cell office:value-type="float" office:value="1612.3764659999999" table:style-name="ce4">
            <text:p><text:s/>1,612.4<text:s/></text:p>
          </table:table-cell>
          <table:table-cell table:number-columns-repeated="8" table:style-name="ce7"/>
          <table:table-cell table:number-columns-repeated="16373"/>
        </table:table-row>
        <table:table-row table:style-name="ro1">
          <table:table-cell table:style-name="ce1"/>
          <table:table-cell office:value-type="string" table:style-name="ce7">
            <text:p>EU</text:p>
          </table:table-cell>
          <table:table-cell office:value-type="float" office:value="347.91351000000003" table:style-name="ce4">
            <text:p><text:s/>347.9<text:s/></text:p>
          </table:table-cell>
          <table:table-cell table:style-name="ce5"/>
          <table:table-cell table:number-columns-repeated="7" table:style-name="ce7"/>
          <table:table-cell table:number-columns-repeated="16373"/>
        </table:table-row>
        <table:table-row table:style-name="ro1">
          <table:table-cell table:style-name="ce1"/>
          <table:table-cell office:value-type="string" table:style-name="ce7">
            <text:p>UK</text:p>
          </table:table-cell>
          <table:table-cell office:value-type="float" office:value="290.77085399999999" table:style-name="ce4">
            <text:p><text:s/>290.8<text:s/></text:p>
          </table:table-cell>
          <table:table-cell table:number-columns-repeated="8" table:style-name="ce7"/>
          <table:table-cell table:number-columns-repeated="16373"/>
        </table:table-row>
        <table:table-row table:style-name="ro1">
          <table:table-cell table:style-name="ce1"/>
          <table:table-cell office:value-type="string" table:style-name="ce7">
            <text:p>Canada</text:p>
          </table:table-cell>
          <table:table-cell office:value-type="float" office:value="166.95887500000001" table:style-name="ce4">
            <text:p><text:s/>167.0<text:s/></text:p>
          </table:table-cell>
          <table:table-cell table:number-columns-repeated="8" table:style-name="ce7"/>
          <table:table-cell table:number-columns-repeated="16373"/>
        </table:table-row>
        <table:table-row table:style-name="ro1">
          <table:table-cell table:style-name="ce1"/>
          <table:table-cell office:value-type="string" table:style-name="ce7">
            <text:p>ERF</text:p>
          </table:table-cell>
          <table:table-cell office:value-type="float" office:value="154.167765" table:style-name="ce4">
            <text:p><text:s/>154.2<text:s/></text:p>
          </table:table-cell>
          <table:table-cell table:style-name="ce6"/>
          <table:table-cell table:number-columns-repeated="7" table:style-name="ce7"/>
          <table:table-cell table:number-columns-repeated="16373"/>
        </table:table-row>
        <table:table-row table:style-name="ro1">
          <table:table-cell table:style-name="ce1"/>
          <table:table-cell office:value-type="string" table:style-name="ce7">
            <text:p>CERF</text:p>
          </table:table-cell>
          <table:table-cell office:value-type="float" office:value="144.10626199999999" table:style-name="ce4">
            <text:p><text:s/>144.1<text:s/></text:p>
          </table:table-cell>
          <table:table-cell table:style-name="ce9"/>
          <table:table-cell table:number-columns-repeated="7" table:style-name="ce7"/>
          <table:table-cell table:number-columns-repeated="16373"/>
        </table:table-row>
        <table:table-row table:style-name="ro1">
          <table:table-cell table:style-name="ce1"/>
          <table:table-cell office:value-type="string" table:style-name="ce7">
            <text:p>Japan</text:p>
          </table:table-cell>
          <table:table-cell office:value-type="float" office:value="126.491314" table:style-name="ce4">
            <text:p><text:s/>126.5<text:s/></text:p>
          </table:table-cell>
          <table:table-cell table:number-columns-repeated="8" table:style-name="ce7"/>
          <table:table-cell table:number-columns-repeated="16373"/>
        </table:table-row>
        <table:table-row table:style-name="ro1">
          <table:table-cell table:style-name="ce1"/>
          <table:table-cell office:value-type="string" table:style-name="ce7">
            <text:p>Germany</text:p>
          </table:table-cell>
          <table:table-cell office:value-type="float" office:value="80.723803000000004" table:style-name="ce4">
            <text:p><text:s/>80.7<text:s/></text:p>
          </table:table-cell>
          <table:table-cell table:number-columns-repeated="8" table:style-name="ce7"/>
          <table:table-cell table:number-columns-repeated="16373"/>
        </table:table-row>
        <table:table-row table:style-name="ro1">
          <table:table-cell table:style-name="ce1"/>
          <table:table-cell office:value-type="string" table:style-name="ce7">
            <text:p>Private</text:p>
          </table:table-cell>
          <table:table-cell office:value-type="float" office:value="62.474271000000002" table:style-name="ce4">
            <text:p><text:s/>62.5<text:s/></text:p>
          </table:table-cell>
          <table:table-cell table:number-columns-repeated="8" table:style-name="ce7"/>
          <table:table-cell table:number-columns-repeated="16373"/>
        </table:table-row>
        <table:table-row table:style-name="ro1">
          <table:table-cell/>
          <table:table-cell office:value-type="string" table:style-name="ce7">
            <text:p>Sweden</text:p>
          </table:table-cell>
          <table:table-cell office:value-type="float" office:value="62.322001" table:style-name="ce4">
            <text:p><text:s/>62.3<text:s/></text:p>
          </table:table-cell>
          <table:table-cell table:number-columns-repeated="8" table:style-name="ce7"/>
          <table:table-cell table:number-columns-repeated="16373"/>
        </table:table-row>
        <table:table-row table:number-rows-repeated="21" table:style-name="ro1">
          <table:table-cell/>
          <table:table-cell table:number-columns-repeated="10" table:style-name="ce7"/>
          <table:table-cell table:number-columns-repeated="16373"/>
        </table:table-row>
        <table:table-row table:number-rows-repeated="1048538" table:style-name="ro1">
          <table:table-cell table:number-columns-repeated="16384"/>
        </table:table-row>
      </table:table>
      <table:table table:name="'file:///S:/Projects/GHA/Phase%20II/Products/START%20fund%20project/2015%20alerts/Ethiopia%20-%20August%202015/Ethiopia%20data%20analysis%2024%20Aug.xls'#FTS_export" table:style-name="ta3">
        <table:table-source xlink:href="file:///S:/Projects/GHA/Phase%20II/Products/START%20fund%20project/2015%20alerts/Ethiopia%20-%20August%202015/Ethiopia%20data%20analysis%2024%20Aug.xls" table:table-name="FTS_expo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S:/Projects/GHA/Phase%20II/Products/START%20fund%20project/2015%20alerts/Ethiopia%20-%20August%202015/Ethiopia%20data%20analysis%2024%20Aug.xls'#Pivot" table:style-name="ta3">
        <table:table-source xlink:href="file:///S:/Projects/GHA/Phase%20II/Products/START%20fund%20project/2015%20alerts/Ethiopia%20-%20August%202015/Ethiopia%20data%20analysis%2024%20Aug.xls" table:table-name="Pivo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S:/Projects/GHA/Phase%20II/Products/START%20fund%20project/2015%20alerts/Ethiopia%20-%20August%202015/Ethiopia%20data%20analysis%2024%20Aug.xls'#Top_donors_2015" table:style-name="ta3">
        <table:table-source xlink:href="file:///S:/Projects/GHA/Phase%20II/Products/START%20fund%20project/2015%20alerts/Ethiopia%20-%20August%202015/Ethiopia%20data%20analysis%2024%20Aug.xls" table:table-name="Top_donors_20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S:/Projects/GHA/Phase%20II/Products/START%20fund%20project/2015%20alerts/Ethiopia%20-%20August%202015/Ethiopia%20data%20analysis%2024%20Aug.xls'#Region_+_displacement" table:style-name="ta3">
        <table:table-source xlink:href="file:///S:/Projects/GHA/Phase%20II/Products/START%20fund%20project/2015%20alerts/Ethiopia%20-%20August%202015/Ethiopia%20data%20analysis%2024%20Aug.xls" table:table-name="Region_+_displacem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S:/Projects/GHA/Phase%20II/Products/START%20fund%20project/2015%20alerts/Ethiopia%20-%20August%202015/Ethiopia%20data%20analysis%2024%20Aug.xls'#Agency_type_2015" table:style-name="ta3">
        <table:table-source xlink:href="file:///S:/Projects/GHA/Phase%20II/Products/START%20fund%20project/2015%20alerts/Ethiopia%20-%20August%202015/Ethiopia%20data%20analysis%2024%20Aug.xls" table:table-name="Agency_type_2015" table:mode="copy-results-only"/>
        <table:table-column/>
        <table:table-row table:number-rows-repeated="5">
          <table:table-cell table:number-columns-repeated="16384"/>
        </table:table-row>
        <table:table-row>
          <table:table-cell office:value-type="string" office:string-value="Government of Ethiopia"/>
          <table:table-cell office:value-type="float" office:value="8.7146000000000001E-2"/>
          <table:table-cell table:number-columns-repeated="16382"/>
        </table:table-row>
        <table:table-row>
          <table:table-cell office:value-type="string" office:string-value="Other government "/>
          <table:table-cell office:value-type="float" office:value="0.154726"/>
          <table:table-cell table:number-columns-repeated="16382"/>
        </table:table-row>
        <table:table-row>
          <table:table-cell office:value-type="string" office:string-value="NGOs"/>
          <table:table-cell office:value-type="float" office:value="83.694395"/>
          <table:table-cell table:number-columns-repeated="16382"/>
        </table:table-row>
        <table:table-row>
          <table:table-cell office:value-type="string" office:string-value="Other"/>
          <table:table-cell office:value-type="float" office:value="0.82254099999999997"/>
          <table:table-cell table:number-columns-repeated="16382"/>
        </table:table-row>
        <table:table-row>
          <table:table-cell office:value-type="string" office:string-value="RCRC"/>
          <table:table-cell office:value-type="float" office:value="3.7974209999999999"/>
          <table:table-cell table:number-columns-repeated="16382"/>
        </table:table-row>
        <table:table-row>
          <table:table-cell office:value-type="string" office:string-value="UNHCR"/>
          <table:table-cell office:value-type="float" office:value="93.093110999999993"/>
          <table:table-cell table:number-columns-repeated="16382"/>
        </table:table-row>
        <table:table-row>
          <table:table-cell office:value-type="string" office:string-value="Multilateral Agencies (not including UNHCR)"/>
          <table:table-cell office:value-type="float" office:value="122.785841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/S:/Projects/GHA/Phase%20II/Products/START%20fund%20project/2015%20alerts/Ethiopia%20-%20August%202015/Ethiopia%20data%20analysis%2024%20Aug.xls'#Outstanding_pledges_2015" table:style-name="ta3">
        <table:table-source xlink:href="file:///S:/Projects/GHA/Phase%20II/Products/START%20fund%20project/2015%20alerts/Ethiopia%20-%20August%202015/Ethiopia%20data%20analysis%2024%20Aug.xls" table:table-name="Outstanding_pledges_20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S:/Projects/GHA/Phase%20II/Products/START%20fund%20project/2015%20alerts/Ethiopia%20-%20August%202015/Ethiopia%20data%20analysis%2024%20Aug.xls'#Removed_-_Appeals+emergencies" table:style-name="ta3">
        <table:table-source xlink:href="file:///S:/Projects/GHA/Phase%20II/Products/START%20fund%20project/2015%20alerts/Ethiopia%20-%20August%202015/Ethiopia%20data%20analysis%2024%20Aug.xls" table:table-name="Removed_-_Appeals+emergenc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S:/Projects/GHA/Phase%20II/Products/START%20fund%20project/2015%20alerts/Ethiopia%20-%20August%202015/Ethiopia%20data%20analysis%2024%20Aug.xls'#Pooled_funds_historic" table:style-name="ta3">
        <table:table-source xlink:href="file:///S:/Projects/GHA/Phase%20II/Products/START%20fund%20project/2015%20alerts/Ethiopia%20-%20August%202015/Ethiopia%20data%20analysis%2024%20Aug.xls" table:table-name="Pooled_funds_historic" table:mode="copy-results-only"/>
        <table:table-column/>
        <table:table-row table:number-rows-repeated="10">
          <table:table-cell table:number-columns-repeated="16384"/>
        </table:table-row>
        <table:table-row>
          <table:table-cell/>
          <table:table-cell office:value-type="float" office:value="2010"/>
          <table:table-cell office:value-type="float" office:value="2011"/>
          <table:table-cell office:value-type="float" office:value="2012"/>
          <table:table-cell office:value-type="float" office:value="2013"/>
          <table:table-cell office:value-type="float" office:value="2014"/>
          <table:table-cell office:value-type="float" office:value="2015"/>
          <table:table-cell table:number-columns-repeated="16377"/>
        </table:table-row>
        <table:table-row>
          <table:table-cell office:value-type="string" office:string-value="CERF"/>
          <table:table-cell office:value-type="float" office:value="16.690193000000001"/>
          <table:table-cell office:value-type="float" office:value="46.475653000000001"/>
          <table:table-cell office:value-type="float" office:value="13.984781"/>
          <table:table-cell office:value-type="float" office:value="23.972935"/>
          <table:table-cell office:value-type="float" office:value="32.516021000000002"/>
          <table:table-cell office:value-type="float" office:value="10.466678999999999"/>
          <table:table-cell table:number-columns-repeated="16377"/>
        </table:table-row>
        <table:table-row>
          <table:table-cell office:value-type="string" office:string-value="HRF"/>
          <table:table-cell office:value-type="float" office:value="25.605122000000001"/>
          <table:table-cell office:value-type="float" office:value="46.635466999999998"/>
          <table:table-cell office:value-type="float" office:value="37.955717"/>
          <table:table-cell office:value-type="float" office:value="27.146015999999999"/>
          <table:table-cell office:value-type="float" office:value="14.32569"/>
          <table:table-cell office:value-type="float" office:value="2.4997530000000001"/>
          <table:table-cell table:number-columns-repeated="16377"/>
        </table:table-row>
        <table:table-row table:number-rows-repeated="1048563">
          <table:table-cell table:number-columns-repeated="16377"/>
        </table:table-row>
      </table:table>
      <table:table table:name="'file:///S:/Projects/GHA/Phase%20II/Products/START%20fund%20project/2015%20alerts/Ethiopia%20-%20August%202015/Ethiopia%20data%20analysis%2024%20Aug.xls'#Pivot_CERF_2014" table:style-name="ta3">
        <table:table-source xlink:href="file:///S:/Projects/GHA/Phase%20II/Products/START%20fund%20project/2015%20alerts/Ethiopia%20-%20August%202015/Ethiopia%20data%20analysis%2024%20Aug.xls" table:table-name="Pivot_CERF_20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S:/Projects/GHA/Phase%20II/Products/START%20fund%20project/2015%20alerts/Ethiopia%20-%20August%202015/Ethiopia%20data%20analysis%2024%20Aug.xls'#CERF_Sectors_2014" table:style-name="ta3">
        <table:table-source xlink:href="file:///S:/Projects/GHA/Phase%20II/Products/START%20fund%20project/2015%20alerts/Ethiopia%20-%20August%202015/Ethiopia%20data%20analysis%2024%20Aug.xls" table:table-name="CERF_Sectors_2014" table:mode="copy-results-only"/>
        <table:table-column/>
        <table:table-row table:number-rows-repeated="4">
          <table:table-cell table:number-columns-repeated="16384"/>
        </table:table-row>
        <table:table-row>
          <table:table-cell table:number-columns-repeated="12"/>
          <table:table-cell office:value-type="string" office:string-value="Agriculture"/>
          <table:table-cell office:value-type="float" office:value="1.7008000000000001"/>
          <table:table-cell table:number-columns-repeated="16370"/>
        </table:table-row>
        <table:table-row>
          <table:table-cell table:number-columns-repeated="12"/>
          <table:table-cell office:value-type="string" office:string-value="Coordination and Support"/>
          <table:table-cell office:value-type="float" office:value="1.5"/>
          <table:table-cell table:number-columns-repeated="16370"/>
        </table:table-row>
        <table:table-row>
          <table:table-cell table:number-columns-repeated="12"/>
          <table:table-cell office:value-type="string" office:string-value="Food"/>
          <table:table-cell office:value-type="float" office:value="14.311601"/>
          <table:table-cell table:number-columns-repeated="16370"/>
        </table:table-row>
        <table:table-row>
          <table:table-cell table:number-columns-repeated="12"/>
          <table:table-cell office:value-type="string" office:string-value="Health"/>
          <table:table-cell office:value-type="float" office:value="1.596589"/>
          <table:table-cell table:number-columns-repeated="16370"/>
        </table:table-row>
        <table:table-row>
          <table:table-cell table:number-columns-repeated="12"/>
          <table:table-cell office:value-type="string" office:string-value="Health - Nutrition"/>
          <table:table-cell office:value-type="float" office:value="2.5000490000000002"/>
          <table:table-cell table:number-columns-repeated="16370"/>
        </table:table-row>
        <table:table-row>
          <table:table-cell table:number-columns-repeated="12"/>
          <table:table-cell office:value-type="string" office:string-value="Multi-sector"/>
          <table:table-cell office:value-type="float" office:value="3.526888"/>
          <table:table-cell table:number-columns-repeated="16370"/>
        </table:table-row>
        <table:table-row>
          <table:table-cell table:number-columns-repeated="12"/>
          <table:table-cell office:value-type="string" office:string-value="Shelter and non-food items"/>
          <table:table-cell office:value-type="float" office:value="3.9500190000000002"/>
          <table:table-cell table:number-columns-repeated="16370"/>
        </table:table-row>
        <table:table-row>
          <table:table-cell table:number-columns-repeated="12"/>
          <table:table-cell office:value-type="string" office:string-value="Water and sanitation"/>
          <table:table-cell office:value-type="float" office:value="3.4903740000000001"/>
          <table:table-cell table:number-columns-repeated="16370"/>
        </table:table-row>
        <table:table-row table:number-rows-repeated="1048564">
          <table:table-cell table:number-columns-repeated="16370"/>
        </table:table-row>
      </table:table>
      <table:table table:name="'file:///S:/Projects/GHA/Phase%20II/Products/START%20fund%20project/2015%20alerts/Ethiopia%20-%20August%202015/Ethiopia%20data%20analysis%2024%20Aug.xls'#FTS_clusters-sectors_2015" table:style-name="ta3">
        <table:table-source xlink:href="file:///S:/Projects/GHA/Phase%20II/Products/START%20fund%20project/2015%20alerts/Ethiopia%20-%20August%202015/Ethiopia%20data%20analysis%2024%20Aug.xls" table:table-name="FTS_clusters-sectors_2015" table:mode="copy-results-only"/>
        <table:table-column/>
        <table:table-row table:number-rows-repeated="25">
          <table:table-cell table:number-columns-repeated="16384"/>
        </table:table-row>
        <table:table-row>
          <table:table-cell/>
          <table:table-cell office:value-type="string" office:string-value="Multi-sector"/>
          <table:table-cell office:value-type="float" office:value="53.390782000000002"/>
          <table:table-cell table:number-columns-repeated="16381"/>
        </table:table-row>
        <table:table-row>
          <table:table-cell/>
          <table:table-cell office:value-type="string" office:string-value="Other"/>
          <table:table-cell office:value-type="float" office:value="7.0315500000000002"/>
          <table:table-cell table:number-columns-repeated="16381"/>
        </table:table-row>
        <table:table-row>
          <table:table-cell/>
          <table:table-cell office:value-type="string" office:string-value="Coordination and support "/>
          <table:table-cell office:value-type="float" office:value="5.7133370000000001"/>
          <table:table-cell table:number-columns-repeated="16381"/>
        </table:table-row>
        <table:table-row>
          <table:table-cell/>
          <table:table-cell office:value-type="string" office:string-value="Food"/>
          <table:table-cell office:value-type="float" office:value="87.185693000000001"/>
          <table:table-cell table:number-columns-repeated="16381"/>
        </table:table-row>
        <table:table-row>
          <table:table-cell/>
          <table:table-cell office:value-type="string" office:string-value="Health"/>
          <table:table-cell office:value-type="float" office:value="10.517524999999999"/>
          <table:table-cell table:number-columns-repeated="16381"/>
        </table:table-row>
        <table:table-row>
          <table:table-cell/>
          <table:table-cell office:value-type="string" office:string-value="Sector not yet specified"/>
          <table:table-cell office:value-type="float" office:value="136.58971199999999"/>
          <table:table-cell table:number-columns-repeated="16381"/>
        </table:table-row>
        <table:table-row>
          <table:table-cell/>
          <table:table-cell office:value-type="string" office:string-value="Shelter and non-food items"/>
          <table:table-cell office:value-type="float" office:value="4.0065819999999999"/>
          <table:table-cell table:number-columns-repeated="16381"/>
        </table:table-row>
        <table:table-row table:number-rows-repeated="1048544">
          <table:table-cell table:number-columns-repeated="16381"/>
        </table:table-row>
      </table:table>
      <table:table table:name="'file:///S:/Projects/GHA/Phase%20II/Products/START%20fund%20project/2015%20alerts/Ethiopia%20-%20August%202015/Ethiopia%20data%20analysis%2024%20Aug.xls'#Historic_humanitarian_funding" table:style-name="ta3">
        <table:table-source xlink:href="file:///S:/Projects/GHA/Phase%20II/Products/START%20fund%20project/2015%20alerts/Ethiopia%20-%20August%202015/Ethiopia%20data%20analysis%2024%20Aug.xls" table:table-name="Historic_humanitarian_funding" table:mode="copy-results-only"/>
        <table:table-column/>
        <table:table-row table:number-rows-repeated="5">
          <table:table-cell table:number-columns-repeated="16384"/>
        </table:table-row>
        <table:table-row>
          <table:table-cell office:value-type="float" office:value="2010"/>
          <table:table-cell office:value-type="float" office:value="626.58723799999996"/>
          <table:table-cell table:number-columns-repeated="16382"/>
        </table:table-row>
        <table:table-row>
          <table:table-cell office:value-type="float" office:value="2011"/>
          <table:table-cell office:value-type="float" office:value="820.91381899999999"/>
          <table:table-cell table:number-columns-repeated="16382"/>
        </table:table-row>
        <table:table-row>
          <table:table-cell office:value-type="float" office:value="2012"/>
          <table:table-cell office:value-type="float" office:value="670.32722000000001"/>
          <table:table-cell table:number-columns-repeated="16382"/>
        </table:table-row>
        <table:table-row>
          <table:table-cell office:value-type="float" office:value="2013"/>
          <table:table-cell office:value-type="float" office:value="541.090013"/>
          <table:table-cell table:number-columns-repeated="16382"/>
        </table:table-row>
        <table:table-row>
          <table:table-cell office:value-type="float" office:value="2014"/>
          <table:table-cell office:value-type="float" office:value="533.36272199999996"/>
          <table:table-cell table:number-columns-repeated="16382"/>
        </table:table-row>
        <table:table-row>
          <table:table-cell office:value-type="float" office:value="2015"/>
          <table:table-cell office:value-type="float" office:value="304.435181"/>
          <table:table-cell table:number-columns-repeated="16382"/>
        </table:table-row>
        <table:table-row table:number-rows-repeated="1048565">
          <table:table-cell table:number-columns-repeated="16382"/>
        </table:table-row>
      </table:table>
      <table:table table:name="'file:///S:/Projects/GHA/Phase%20II/Products/START%20fund%20project/2015%20alerts/Ethiopia%20-%20August%202015/Ethiopia%20data%20analysis%2024%20Aug.xls'#Historic_top_donors" table:style-name="ta3">
        <table:table-source xlink:href="file:///S:/Projects/GHA/Phase%20II/Products/START%20fund%20project/2015%20alerts/Ethiopia%20-%20August%202015/Ethiopia%20data%20analysis%2024%20Aug.xls" table:table-name="Historic_top_donors" table:mode="copy-results-only"/>
        <table:table-column/>
        <table:table-row table:number-rows-repeated="4">
          <table:table-cell table:number-columns-repeated="16384"/>
        </table:table-row>
        <table:table-row>
          <table:table-cell table:number-columns-repeated="6"/>
          <table:table-cell office:value-type="string" office:string-value="US"/>
          <table:table-cell office:value-type="float" office:value="1612.3764659999999"/>
          <table:table-cell table:number-columns-repeated="16376"/>
        </table:table-row>
        <table:table-row>
          <table:table-cell table:number-columns-repeated="6"/>
          <table:table-cell office:value-type="string" office:string-value="EU"/>
          <table:table-cell office:value-type="float" office:value="347.91351000000003"/>
          <table:table-cell table:number-columns-repeated="16376"/>
        </table:table-row>
        <table:table-row>
          <table:table-cell table:number-columns-repeated="6"/>
          <table:table-cell office:value-type="string" office:string-value="UK"/>
          <table:table-cell office:value-type="float" office:value="290.77085399999999"/>
          <table:table-cell table:number-columns-repeated="16376"/>
        </table:table-row>
        <table:table-row>
          <table:table-cell table:number-columns-repeated="6"/>
          <table:table-cell office:value-type="string" office:string-value="Canada"/>
          <table:table-cell office:value-type="float" office:value="166.95887500000001"/>
          <table:table-cell table:number-columns-repeated="16376"/>
        </table:table-row>
        <table:table-row>
          <table:table-cell table:number-columns-repeated="6"/>
          <table:table-cell office:value-type="string" office:string-value="ERF"/>
          <table:table-cell office:value-type="float" office:value="154.167765"/>
          <table:table-cell table:number-columns-repeated="16376"/>
        </table:table-row>
        <table:table-row>
          <table:table-cell table:number-columns-repeated="6"/>
          <table:table-cell office:value-type="string" office:string-value="CERF"/>
          <table:table-cell office:value-type="float" office:value="144.10626199999999"/>
          <table:table-cell table:number-columns-repeated="16376"/>
        </table:table-row>
        <table:table-row>
          <table:table-cell table:number-columns-repeated="6"/>
          <table:table-cell office:value-type="string" office:string-value="Japan"/>
          <table:table-cell office:value-type="float" office:value="126.491314"/>
          <table:table-cell table:number-columns-repeated="16376"/>
        </table:table-row>
        <table:table-row>
          <table:table-cell table:number-columns-repeated="6"/>
          <table:table-cell office:value-type="string" office:string-value="Germany"/>
          <table:table-cell office:value-type="float" office:value="80.723803000000004"/>
          <table:table-cell table:number-columns-repeated="16376"/>
        </table:table-row>
        <table:table-row>
          <table:table-cell table:number-columns-repeated="6"/>
          <table:table-cell office:value-type="string" office:string-value="Private"/>
          <table:table-cell office:value-type="float" office:value="62.474271000000002"/>
          <table:table-cell table:number-columns-repeated="16376"/>
        </table:table-row>
        <table:table-row>
          <table:table-cell table:number-columns-repeated="6"/>
          <table:table-cell office:value-type="string" office:string-value="Sweden"/>
          <table:table-cell office:value-type="float" office:value="62.322001"/>
          <table:table-cell table:number-columns-repeated="16376"/>
        </table:table-row>
        <table:table-row table:number-rows-repeated="1048562">
          <table:table-cell table:number-columns-repeated="16376"/>
        </table:table-row>
      </table:table>
      <table:table table:name="'file:///S:/Projects/GHA/Phase%20II/Products/START%20fund%20project/2015%20alerts/Ethiopia%20-%20August%202015/Ethiopia%20data%20analysis%2024%20Aug.xls'#Pivot_RRP" table:style-name="ta3">
        <table:table-source xlink:href="file:///S:/Projects/GHA/Phase%20II/Products/START%20fund%20project/2015%20alerts/Ethiopia%20-%20August%202015/Ethiopia%20data%20analysis%2024%20Aug.xls" table:table-name="Pivot_RR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S:/Projects/GHA/Phase%20II/Products/START%20fund%20project/2015%20alerts/Ethiopia%20-%20August%202015/Ethiopia%20data%20analysis%2024%20Aug.xls'#South_Sudan_RRP_2015" table:style-name="ta3">
        <table:table-source xlink:href="file:///S:/Projects/GHA/Phase%20II/Products/START%20fund%20project/2015%20alerts/Ethiopia%20-%20August%202015/Ethiopia%20data%20analysis%2024%20Aug.xls" table:table-name="South_Sudan_RRP_20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S:/Projects/GHA/Phase%20II/Products/START%20fund%20project/2015%20alerts/Ethiopia%20-%20August%202015/Ethiopia%20data%20analysis%2024%20Aug.xls'#Pivot_RRPs" table:style-name="ta3">
        <table:table-source xlink:href="file:///S:/Projects/GHA/Phase%20II/Products/START%20fund%20project/2015%20alerts/Ethiopia%20-%20August%202015/Ethiopia%20data%20analysis%2024%20Aug.xls" table:table-name="Pivot_RRP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S:/Projects/GHA/Phase%20II/Products/START%20fund%20project/2015%20alerts/Ethiopia%20-%20August%202015/Ethiopia%20data%20analysis%2024%20Aug.xls'#RRPs_download" table:style-name="ta3">
        <table:table-source xlink:href="file:///S:/Projects/GHA/Phase%20II/Products/START%20fund%20project/2015%20alerts/Ethiopia%20-%20August%202015/Ethiopia%20data%20analysis%2024%20Aug.xls" table:table-name="RRPs_downloa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S:/Projects/GHA/Phase%20II/Products/START%20fund%20project/2015%20alerts/Ethiopia%20-%20August%202015/Ethiopia%20data%20analysis%2024%20Aug.xls'#RRP_analysis" table:style-name="ta3">
        <table:table-source xlink:href="file:///S:/Projects/GHA/Phase%20II/Products/START%20fund%20project/2015%20alerts/Ethiopia%20-%20August%202015/Ethiopia%20data%20analysis%2024%20Aug.xls" table:table-name="RRP_analysis" table:mode="copy-results-only"/>
        <table:table-column/>
        <table:table-row table:number-rows-repeated="16">
          <table:table-cell table:number-columns-repeated="16384"/>
        </table:table-row>
        <table:table-row>
          <table:table-cell/>
          <table:table-cell office:value-type="string" office:string-value="South Sudan RRP 2014 "/>
          <table:table-cell office:value-type="string" office:string-value="South Sudan RRP 2015 "/>
          <table:table-cell table:number-columns-repeated="16381"/>
        </table:table-row>
        <table:table-row>
          <table:table-cell office:value-type="string" office:string-value="Ethiopia"/>
          <table:table-cell office:value-type="float" office:value="119.13942299999999"/>
          <table:table-cell office:value-type="float" office:value="51.724600000000002"/>
          <table:table-cell table:number-columns-repeated="16381"/>
        </table:table-row>
        <table:table-row>
          <table:table-cell office:value-type="string" office:string-value="Kenya"/>
          <table:table-cell office:value-type="float" office:value="54.756475000000002"/>
          <table:table-cell office:value-type="float" office:value="11.676223999999999"/>
          <table:table-cell table:number-columns-repeated="16381"/>
        </table:table-row>
        <table:table-row>
          <table:table-cell office:value-type="string" office:string-value="Region"/>
          <table:table-cell office:value-type="float" office:value="39.250771"/>
          <table:table-cell table:number-columns-repeated="16382"/>
        </table:table-row>
        <table:table-row>
          <table:table-cell office:value-type="string" office:string-value="Sudan"/>
          <table:table-cell office:value-type="float" office:value="29.367920999999999"/>
          <table:table-cell office:value-type="float" office:value="0"/>
          <table:table-cell table:number-columns-repeated="16381"/>
        </table:table-row>
        <table:table-row>
          <table:table-cell office:value-type="string" office:string-value="Uganda"/>
          <table:table-cell office:value-type="float" office:value="113.128443"/>
          <table:table-cell office:value-type="float" office:value="29.703696000000001"/>
          <table:table-cell table:number-columns-repeated="16381"/>
        </table:table-row>
        <table:table-row table:number-rows-repeated="1048554">
          <table:table-cell table:number-columns-repeated="16381"/>
        </table:table-row>
      </table:table>
      <table:database-ranges>
        <table:database-range table:target-range-address="Figure_1.B5:Figure_1.D26" table:contains-header="false">
          <table:sort>
            <table:sort-by table:field-number="1" table:order="descending"/>
          </table:sort>
        </table:database-range>
        <table:database-range table:target-range-address="Figure_4.A6:Figure_4.C15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number number:decimal-places="1" number:min-integer-digits="1" number:grouping="true"/>
      <number:text> </number:text>
    </number:number-style>
    <number:number-style style:name="N36P1">
      <number:text>-</number:text>
      <number:number number:decimal-places="1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percentage-style style:name="N37">
      <number:number number:decimal-places="1" number:min-integer-digits="1"/>
      <number:text>%</number:text>
    </number:percentage-style>
    <number:number-style style:name="N38">
      <number:number number:decimal-places="1" number:min-integer-digits="1"/>
    </number:number-style>
    <number:number-style style:name="N3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_50_0_37__32_-_32_Accent1" style:display-name="20% - Accent1" style:family="table-cell" style:data-style-name="N0">
      <style:table-cell-properties fo:background-color="#DBE5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DD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AF1DD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5E0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B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9B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7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6DD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99795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2D69A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2A1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3CDDD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C09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" style:family="table-cell" style:data-style-name="N35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8C0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:</meta:initial-creator>
    <dc:creator>beckyc</dc:creator>
    <meta:creation-date>2006-11-14T14:07:21Z</meta:creation-date>
    <dc:date>2015-08-25T14:57:49Z</dc:date>
    <meta:print-date>2006-11-14T15:10:05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3.5pt" svg:width="489.0pt" chart:style-name="Crt0">
        <chart:plot-area svg:x="20.97503937007874pt" svg:y="24.20503937007874pt" svg:width="465.56pt" svg:height="188.2949606299213pt" chart:style-name="Plt0">
          <chart:axis chart:dimension="x" chart:name="primary-x" chart:style-name="Axs0">
            <chart:categories table:cell-range-address="Figure_1.$B$7:.$B$11"/>
          </chart:axis>
          <chart:axis chart:dimension="y" chart:name="primary-y" chart:style-name="Axs1">
            <chart:title svg:x="221.3116535433071pt" svg:y="5.676220472440944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values-cell-range-address="Figure_1.$C$7:.$C$11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Figure_2.$B$6:.$C$6"/>
          </chart:axis>
          <chart:axis chart:dimension="y" chart:name="primary-y" chart:style-name="Axs1">
            <chart:title svg:x="5.0pt" svg:y="74.3903937007874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ure_2.$A$7" chart:values-cell-range-address="Figure_2.$B$7:.$C$7" chart:class="chart:bar" chart:attached-axis="primary-y" chart:style-name="G0S0">
            <chart:data-point chart:repeated="2"/>
          </chart:series>
          <chart:series chart:label-cell-address="Figure_2.$A$8" chart:values-cell-range-address="Figure_2.$B$8:.$C$8" chart:class="chart:bar" chart:attached-axis="primary-y" chart:style-name="G0S1">
            <chart:data-point chart:repeated="2"/>
          </chart:series>
          <chart:series chart:label-cell-address="Figure_2.$A$9" chart:values-cell-range-address="Figure_2.$B$9:.$C$9" chart:class="chart:bar" chart:attached-axis="primary-y" chart:style-name="G0S2">
            <chart:data-point chart:repeated="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fals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none" chart:data-label-text="fals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none" chart:data-label-text="false" chart:data-label-symbol="false"/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10.5pt" svg:width="315.0pt" chart:style-name="Crt0">
        <chart:plot-area svg:x="22.4351968503937pt" svg:y="40.52779527559055pt" svg:width="227.0427559055118pt" svg:height="236.7649606299213pt"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Government of Ethiopia</text:p>
            </table:table-cell>
            <table:table-cell office:value-type="float" office:value="8.7146000000000001E-2"/>
          </table:table-row>
          <table:table-row>
            <table:table-cell office:value-type="string">
              <text:p>Other government </text:p>
            </table:table-cell>
            <table:table-cell office:value-type="float" office:value="0.154726"/>
          </table:table-row>
          <table:table-row>
            <table:table-cell office:value-type="string">
              <text:p>NGOs</text:p>
            </table:table-cell>
            <table:table-cell office:value-type="float" office:value="83.694395"/>
          </table:table-row>
          <table:table-row>
            <table:table-cell office:value-type="string">
              <text:p>Other</text:p>
            </table:table-cell>
            <table:table-cell office:value-type="float" office:value="0.82254099999999997"/>
          </table:table-row>
          <table:table-row>
            <table:table-cell office:value-type="string">
              <text:p>RCRC</text:p>
            </table:table-cell>
            <table:table-cell office:value-type="float" office:value="3.7974209999999999"/>
          </table:table-row>
          <table:table-row>
            <table:table-cell office:value-type="string">
              <text:p>UNHCR</text:p>
            </table:table-cell>
            <table:table-cell office:value-type="float" office:value="93.093110999999993"/>
          </table:table-row>
          <table:table-row>
            <table:table-cell office:value-type="string">
              <text:p>Multilateral Agencies (not including UNHCR)</text:p>
            </table:table-cell>
            <table:table-cell office:value-type="float" office:value="122.785841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0S4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bac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5.0pt" svg:width="442.5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3"/>
          </chart:axis>
          <chart:axis chart:dimension="y" chart:name="primary-y" chart:style-name="Axs1">
            <chart:title svg:x="6.0pt" svg:y="124.8854330708661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local-table.$B$1" chart:values-cell-range-address="local-table.$B$2:.$B$3" chart:class="chart:bar" chart:attached-axis="primary-y" chart:style-name="G0S0">
            <chart:data-point chart:repeated="2"/>
          </chart:series>
          <chart:series chart:label-cell-address="local-table.$C$1" chart:values-cell-range-address="local-table.$C$2:.$C$3" chart:class="chart:bar" chart:attached-axis="primary-y" chart:style-name="G0S1">
            <chart:data-point chart:repeated="2"/>
          </chart:series>
          <chart:series chart:label-cell-address="local-table.$D$1" chart:values-cell-range-address="local-table.$D$2:.$D$3" chart:class="chart:bar" chart:attached-axis="primary-y" chart:style-name="G0S2">
            <chart:data-point chart:repeated="2"/>
          </chart:series>
          <chart:series chart:label-cell-address="local-table.$E$1" chart:values-cell-range-address="local-table.$E$2:.$E$3" chart:class="chart:bar" chart:attached-axis="primary-y" chart:style-name="G0S3">
            <chart:data-point chart:repeated="2"/>
          </chart:series>
          <chart:series chart:label-cell-address="local-table.$F$1" chart:values-cell-range-address="local-table.$F$2:.$F$3" chart:class="chart:bar" chart:attached-axis="primary-y" chart:style-name="G0S4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Ethiopia</text:p>
              </table:table-cell>
              <table:table-cell office:value-type="string">
                <text:p>Kenya</text:p>
              </table:table-cell>
              <table:table-cell office:value-type="string">
                <text:p>Region</text:p>
              </table:table-cell>
              <table:table-cell office:value-type="string">
                <text:p>Sudan</text:p>
              </table:table-cell>
              <table:table-cell office:value-type="string">
                <text:p>Uganda</text:p>
              </table:table-cell>
            </table:table-row>
          </table:table-header-rows>
          <table:table-row>
            <table:table-cell office:value-type="string">
              <text:p>South Sudan RRP 2014 </text:p>
            </table:table-cell>
            <table:table-cell office:value-type="float" office:value="119.13942299999999"/>
            <table:table-cell office:value-type="float" office:value="54.756475000000002"/>
            <table:table-cell office:value-type="float" office:value="39.250771"/>
            <table:table-cell office:value-type="float" office:value="29.367920999999999"/>
            <table:table-cell office:value-type="float" office:value="113.128443"/>
          </table:table-row>
          <table:table-row>
            <table:table-cell office:value-type="string">
              <text:p>South Sudan RRP 2015 </text:p>
            </table:table-cell>
            <table:table-cell office:value-type="float" office:value="51.724600000000002"/>
            <table:table-cell office:value-type="float" office:value="11.676223999999999"/>
            <table:table-cell/>
            <table:table-cell office:value-type="float" office:value="0"/>
            <table:table-cell office:value-type="float" office:value="29.703696000000001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fals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none" chart:data-label-text="fals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none" chart:data-label-text="false" chart:data-label-symbol="false"/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7" style:data-style-name="N0">
      <style:chart-properties chart:link-data-style-to-source="true" chart:data-label-number="none" chart:data-label-text="false" chart:data-label-symbol="false"/>
      <style:graphic-properties draw:fill="solid" draw:fill-color="#d193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8.0pt" svg:width="339.75pt" chart:style-name="Crt0">
        <chart:plot-area svg:x="99.80157480314961pt" svg:y="32.84724409448819pt" svg:width="169.4031496062992pt" svg:height="214.4027559055118pt" chart:style-name="Plt0" chart:data-source-has-labels="both">
          <chart:axis chart:dimension="x">
            <chart:categories table:cell-range-address="local-table.$A$2:.$A$9"/>
          </chart:axis>
          <chart:axis chart:dimension="y"/>
          <chart:series chart:label-cell-address="local-table.$B$1" chart:values-cell-range-address="local-table.$B$2:.$B$9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Agriculture</text:p>
            </table:table-cell>
            <table:table-cell office:value-type="float" office:value="1.7008000000000001"/>
          </table:table-row>
          <table:table-row>
            <table:table-cell office:value-type="string">
              <text:p>Coordination and Support</text:p>
            </table:table-cell>
            <table:table-cell office:value-type="float" office:value="1.5"/>
          </table:table-row>
          <table:table-row>
            <table:table-cell office:value-type="string">
              <text:p>Food</text:p>
            </table:table-cell>
            <table:table-cell office:value-type="float" office:value="14.311601"/>
          </table:table-row>
          <table:table-row>
            <table:table-cell office:value-type="string">
              <text:p>Health</text:p>
            </table:table-cell>
            <table:table-cell office:value-type="float" office:value="1.596589"/>
          </table:table-row>
          <table:table-row>
            <table:table-cell office:value-type="string">
              <text:p>Health - Nutrition</text:p>
            </table:table-cell>
            <table:table-cell office:value-type="float" office:value="2.5000490000000002"/>
          </table:table-row>
          <table:table-row>
            <table:table-cell office:value-type="string">
              <text:p>Multi-sector</text:p>
            </table:table-cell>
            <table:table-cell office:value-type="float" office:value="3.526888"/>
          </table:table-row>
          <table:table-row>
            <table:table-cell office:value-type="string">
              <text:p>Shelter and non-food items</text:p>
            </table:table-cell>
            <table:table-cell office:value-type="float" office:value="3.9500190000000002"/>
          </table:table-row>
          <table:table-row>
            <table:table-cell office:value-type="string">
              <text:p>Water and sanitation</text:p>
            </table:table-cell>
            <table:table-cell office:value-type="float" office:value="3.490374000000000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85.5pt" chart:style-name="Crt0"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7"/>
          </chart:axis>
          <chart:axis chart:dimension="y" chart:name="primary-y" chart:style-name="Axs1">
            <chart:title svg:x="7.495826771653543pt" svg:y="62.34393700787402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local-table.$B$1" chart:values-cell-range-address="local-table.$B$2:.$B$7" chart:class="chart:bar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ERF</text:p>
              </table:table-cell>
              <table:table-cell office:value-type="string">
                <text:p>HRF</text:p>
              </table:table-cell>
            </table:table-row>
          </table:table-header-rows>
          <table:table-row>
            <table:table-cell office:value-type="float" office:value="2010"/>
            <table:table-cell office:value-type="float" office:value="16.690193000000001"/>
            <table:table-cell office:value-type="float" office:value="25.605122000000001"/>
          </table:table-row>
          <table:table-row>
            <table:table-cell office:value-type="float" office:value="2011"/>
            <table:table-cell office:value-type="float" office:value="46.475653000000001"/>
            <table:table-cell office:value-type="float" office:value="46.635466999999998"/>
          </table:table-row>
          <table:table-row>
            <table:table-cell office:value-type="float" office:value="2012"/>
            <table:table-cell office:value-type="float" office:value="13.984781"/>
            <table:table-cell office:value-type="float" office:value="37.955717"/>
          </table:table-row>
          <table:table-row>
            <table:table-cell office:value-type="float" office:value="2013"/>
            <table:table-cell office:value-type="float" office:value="23.972935"/>
            <table:table-cell office:value-type="float" office:value="27.146015999999999"/>
          </table:table-row>
          <table:table-row>
            <table:table-cell office:value-type="float" office:value="2014"/>
            <table:table-cell office:value-type="float" office:value="32.516021000000002"/>
            <table:table-cell office:value-type="float" office:value="14.32569"/>
          </table:table-row>
          <table:table-row>
            <table:table-cell office:value-type="float" office:value="2015"/>
            <table:table-cell office:value-type="float" office:value="10.466678999999999"/>
            <table:table-cell office:value-type="float" office:value="2.499753000000000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fals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none" chart:data-label-text="fals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none" chart:data-label-text="false" chart:data-label-symbol="false"/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41.5pt" svg:width="326.25pt" chart:style-name="Crt0">
        <chart:plot-area svg:x="70.04685039370079pt" svg:y="32.3923622047244pt" svg:width="188.7031496062992pt" svg:height="188.7031496062992pt"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Multi-sector</text:p>
            </table:table-cell>
            <table:table-cell office:value-type="float" office:value="53.390782000000002"/>
          </table:table-row>
          <table:table-row>
            <table:table-cell office:value-type="string">
              <text:p>Other</text:p>
            </table:table-cell>
            <table:table-cell office:value-type="float" office:value="7.0315500000000002"/>
          </table:table-row>
          <table:table-row>
            <table:table-cell office:value-type="string">
              <text:p>Coordination and support </text:p>
            </table:table-cell>
            <table:table-cell office:value-type="float" office:value="5.7133370000000001"/>
          </table:table-row>
          <table:table-row>
            <table:table-cell office:value-type="string">
              <text:p>Food</text:p>
            </table:table-cell>
            <table:table-cell office:value-type="float" office:value="87.185693000000001"/>
          </table:table-row>
          <table:table-row>
            <table:table-cell office:value-type="string">
              <text:p>Health</text:p>
            </table:table-cell>
            <table:table-cell office:value-type="float" office:value="10.517524999999999"/>
          </table:table-row>
          <table:table-row>
            <table:table-cell office:value-type="string">
              <text:p>Sector not yet specified</text:p>
            </table:table-cell>
            <table:table-cell office:value-type="float" office:value="136.58971199999999"/>
          </table:table-row>
          <table:table-row>
            <table:table-cell office:value-type="string">
              <text:p>Shelter and non-food items</text:p>
            </table:table-cell>
            <table:table-cell office:value-type="float" office:value="4.0065819999999999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447.75pt" chart:style-name="Crt0">
        <chart:plot-area chart:style-name="Plt0" chart:data-source-has-labels="both">
          <chart:axis chart:dimension="x" chart:name="primary-x" chart:style-name="Axs0">
            <chart:categories table:cell-range-address="local-table.$A$2:.$A$7"/>
          </chart:axis>
          <chart:axis chart:dimension="y" chart:name="primary-y" chart:style-name="Axs1">
            <chart:title svg:x="2.48748031496063pt" svg:y="75.38543307086614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local-table.$B$1" chart:values-cell-range-address="local-table.$B$2:.$B$7" chart:class="chart:bar" chart:attached-axis="primary-y" chart:style-name="G0S0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2</text:p>
              </table:table-cell>
            </table:table-row>
          </table:table-header-rows>
          <table:table-row>
            <table:table-cell office:value-type="float" office:value="2010"/>
            <table:table-cell office:value-type="float" office:value="626.58723799999996"/>
          </table:table-row>
          <table:table-row>
            <table:table-cell office:value-type="float" office:value="2011"/>
            <table:table-cell office:value-type="float" office:value="820.91381899999999"/>
          </table:table-row>
          <table:table-row>
            <table:table-cell office:value-type="float" office:value="2012"/>
            <table:table-cell office:value-type="float" office:value="670.32722000000001"/>
          </table:table-row>
          <table:table-row>
            <table:table-cell office:value-type="float" office:value="2013"/>
            <table:table-cell office:value-type="float" office:value="541.090013"/>
          </table:table-row>
          <table:table-row>
            <table:table-cell office:value-type="float" office:value="2014"/>
            <table:table-cell office:value-type="float" office:value="533.36272199999996"/>
          </table:table-row>
          <table:table-row>
            <table:table-cell office:value-type="float" office:value="2015"/>
            <table:table-cell office:value-type="float" office:value="304.43518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4">
      <style:graphic-properties draw:fill="solid" draw:fill-color="#7030a0" draw:opacity="100%" draw:stroke="none"/>
    </style:style>
    <style:style style:family="chart" style:name="G0S0P5">
      <style:graphic-properties draw:fill="solid" draw:fill-color="#7030a0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6.25pt" svg:width="427.5pt" chart:style-name="Crt0">
        <chart:plot-area chart:style-name="Plt0" chart:data-source-has-labels="both">
          <chart:axis chart:dimension="x" chart:name="primary-x" chart:style-name="Axs0">
            <chart:categories table:cell-range-address="local-table.$A$2:.$A$11"/>
          </chart:axis>
          <chart:axis chart:dimension="y" chart:name="primary-y" chart:style-name="Axs1">
            <chart:title svg:x="199.4942519685039pt" svg:y="7.044724409448819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local-table.$B$1" chart:values-cell-range-address="local-table.$B$2:.$B$11" chart:class="chart:bar" chart:attached-axis="primary-y" chart:style-name="G0S0">
            <chart:data-point chart:repeated="4"/>
            <chart:data-point chart:style-name="G0S0P4"/>
            <chart:data-point chart:style-name="G0S0P5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US</text:p>
            </table:table-cell>
            <table:table-cell office:value-type="float" office:value="1612.3764659999999"/>
          </table:table-row>
          <table:table-row>
            <table:table-cell office:value-type="string">
              <text:p>EU</text:p>
            </table:table-cell>
            <table:table-cell office:value-type="float" office:value="347.91351000000003"/>
          </table:table-row>
          <table:table-row>
            <table:table-cell office:value-type="string">
              <text:p>UK</text:p>
            </table:table-cell>
            <table:table-cell office:value-type="float" office:value="290.77085399999999"/>
          </table:table-row>
          <table:table-row>
            <table:table-cell office:value-type="string">
              <text:p>Canada</text:p>
            </table:table-cell>
            <table:table-cell office:value-type="float" office:value="166.95887500000001"/>
          </table:table-row>
          <table:table-row>
            <table:table-cell office:value-type="string">
              <text:p>ERF</text:p>
            </table:table-cell>
            <table:table-cell office:value-type="float" office:value="154.167765"/>
          </table:table-row>
          <table:table-row>
            <table:table-cell office:value-type="string">
              <text:p>CERF</text:p>
            </table:table-cell>
            <table:table-cell office:value-type="float" office:value="144.10626199999999"/>
          </table:table-row>
          <table:table-row>
            <table:table-cell office:value-type="string">
              <text:p>Japan</text:p>
            </table:table-cell>
            <table:table-cell office:value-type="float" office:value="126.491314"/>
          </table:table-row>
          <table:table-row>
            <table:table-cell office:value-type="string">
              <text:p>Germany</text:p>
            </table:table-cell>
            <table:table-cell office:value-type="float" office:value="80.723803000000004"/>
          </table:table-row>
          <table:table-row>
            <table:table-cell office:value-type="string">
              <text:p>Private</text:p>
            </table:table-cell>
            <table:table-cell office:value-type="float" office:value="62.474271000000002"/>
          </table:table-row>
          <table:table-row>
            <table:table-cell office:value-type="string">
              <text:p>Sweden</text:p>
            </table:table-cell>
            <table:table-cell office:value-type="float" office:value="62.32200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